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number-columns-repeated="1024" table:default-cell-style-name="ce9"/>
        <table:table-row table:style-name="ro1"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Tone</text:p>
          </table:table-cell>
          <table:table-cell table:style-name="ce7" office:value-type="string" calcext:value-type="string">
            <text:p>Call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ST/PR</text:p>
          </table:table-cell>
          <table:table-cell table:style-name="ce7" office:value-type="string" calcext:value-type="string">
            <text:p>Use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Dir</text:p>
          </table:table-cell>
          <table:table-cell office:value-type="string" calcext:value-type="string">
            <text:p>Operational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443.675" calcext:value-type="float">
            <text:p>443.6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Clint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175" calcext:value-type="float">
            <text:p>443.1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46.2" calcext:value-type="float">
            <text:p>146.2</text:p>
          </table:table-cell>
          <table:table-cell table:style-name="ce7" office:value-type="string" calcext:value-type="string">
            <text:p>KD4HLH</text:p>
          </table:table-cell>
          <table:table-cell table:style-name="ce7" office:value-type="string" calcext:value-type="string">
            <text:p>Lauren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65" calcext:value-type="float">
            <text:p>146.86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KD4HLH</text:p>
          </table:table-cell>
          <table:table-cell table:style-name="ce7" office:value-type="string" calcext:value-type="string">
            <text:p>Lauren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15.27" calcext:value-type="float">
            <text:p>15.27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165" calcext:value-type="float">
            <text:p>147.16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07.2 / CSQ</text:p>
          </table:table-cell>
          <table:table-cell table:style-name="ce7" office:value-type="string" calcext:value-type="string">
            <text:p>W4GWD</text:p>
          </table:table-cell>
          <table:table-cell table:style-name="ce7" office:value-type="string" calcext:value-type="string">
            <text:p>Greenwoo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625" calcext:value-type="float">
            <text:p>441.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Greenwoo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18.01" calcext:value-type="float">
            <text:p>18.01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8375" calcext:value-type="float">
            <text:p>443.8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Greenwoo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18.01" calcext:value-type="float">
            <text:p>18.01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15" calcext:value-type="float">
            <text:p>145.1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K4USC</text:p>
          </table:table-cell>
          <table:table-cell table:style-name="ce7" office:value-type="string" calcext:value-type="string">
            <text:p>Uni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2.41" calcext:value-type="float">
            <text:p>22.4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442.1" calcext:value-type="float">
            <text:p>442.1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4USC</text:p>
          </table:table-cell>
          <table:table-cell table:style-name="ce7" office:value-type="string" calcext:value-type="string">
            <text:p>Uni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2.41" calcext:value-type="float">
            <text:p>22.4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685" calcext:value-type="float">
            <text:p>146.685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4USC</text:p>
          </table:table-cell>
          <table:table-cell table:style-name="ce7" office:value-type="string" calcext:value-type="string">
            <text:p>Uni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2.49" calcext:value-type="float">
            <text:p>22.49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3">
          <table:table-cell table:style-name="ce7" office:value-type="float" office:value="145.42" calcext:value-type="float">
            <text:p>145.42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4GWM</text:p>
          </table:table-cell>
          <table:table-cell table:style-name="ce7" office:value-type="string" calcext:value-type="string">
            <text:p>Greenwood, Self Regiona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25.03" calcext:value-type="float">
            <text:p>25.03</text:p>
          </table:table-cell>
          <table:table-cell table:style-name="ce7" office:value-type="string" calcext:value-type="string">
            <text:p>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9" calcext:value-type="float">
            <text:p>443.9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W4GWD</text:p>
          </table:table-cell>
          <table:table-cell table:style-name="ce7" office:value-type="string" calcext:value-type="string">
            <text:p>Greenwoo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5.03" calcext:value-type="float">
            <text:p>25.03</text:p>
          </table:table-cell>
          <table:table-cell table:style-name="ce7" office:value-type="string" calcext:value-type="string">
            <text:p>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825" calcext:value-type="float">
            <text:p>444.8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62.2 / 162.2</text:p>
          </table:table-cell>
          <table:table-cell table:style-name="ce7" office:value-type="string" calcext:value-type="string">
            <text:p>KK4SM</text:p>
          </table:table-cell>
          <table:table-cell table:style-name="ce7" office:value-type="string" calcext:value-type="string">
            <text:p>Greenwood, Tow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5.03" calcext:value-type="float">
            <text:p>25.03</text:p>
          </table:table-cell>
          <table:table-cell table:style-name="ce7" office:value-type="string" calcext:value-type="string">
            <text:p>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6" calcext:value-type="float">
            <text:p>442.6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7.2 / 107.2</text:p>
          </table:table-cell>
          <table:table-cell table:style-name="ce7" office:value-type="string" calcext:value-type="string">
            <text:p>WJ4X</text:p>
          </table:table-cell>
          <table:table-cell table:style-name="ce7" office:value-type="string" calcext:value-type="string">
            <text:p>Donald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25.64" calcext:value-type="float">
            <text:p>25.64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73" calcext:value-type="float">
            <text:p>146.7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A4UKX</text:p>
          </table:table-cell>
          <table:table-cell table:style-name="ce7" office:value-type="string" calcext:value-type="string">
            <text:p>Simpso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IRLP</text:p>
          </table:table-cell>
          <table:table-cell table:style-name="ce7" office:value-type="float" office:value="28.45" calcext:value-type="float">
            <text:p>28.4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147.09" calcext:value-type="float">
            <text:p>147.09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62.2 / 162.2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Spartanburg, Camp Crof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8.99" calcext:value-type="float">
            <text:p>28.9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315" calcext:value-type="float">
            <text:p>147.31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K4JLA</text:p>
          </table:table-cell>
          <table:table-cell table:style-name="ce7" office:value-type="string" calcext:value-type="string">
            <text:p>Spartan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8.99" calcext:value-type="float">
            <text:p>28.9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44" calcext:value-type="float">
            <text:p>224.44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K4II</text:p>
          </table:table-cell>
          <table:table-cell table:style-name="ce7" office:value-type="string" calcext:value-type="string">
            <text:p>Spartan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8.99" calcext:value-type="float">
            <text:p>28.9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075" calcext:value-type="float">
            <text:p>442.0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4II</text:p>
          </table:table-cell>
          <table:table-cell table:style-name="ce7" office:value-type="string" calcext:value-type="string">
            <text:p>Spartan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8.99" calcext:value-type="float">
            <text:p>28.9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775" calcext:value-type="float">
            <text:p>443.7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7.3 / 127.3</text:p>
          </table:table-cell>
          <table:table-cell table:style-name="ce7" office:value-type="string" calcext:value-type="string">
            <text:p>KJ4VLT</text:p>
          </table:table-cell>
          <table:table-cell table:style-name="ce7" office:value-type="string" calcext:value-type="string">
            <text:p>Honea Path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29.49" calcext:value-type="float">
            <text:p>29.49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9" calcext:value-type="float">
            <text:p>441.9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G4VT</text:p>
          </table:table-cell>
          <table:table-cell table:style-name="ce7" office:value-type="string" calcext:value-type="string">
            <text:p>Pacole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0.38" calcext:value-type="float">
            <text:p>30.38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4">
          <table:table-cell table:style-name="ce7" office:value-type="float" office:value="444.075" calcext:value-type="float">
            <text:p>444.0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4CDN</text:p>
          </table:table-cell>
          <table:table-cell table:style-name="ce7" office:value-type="string" calcext:value-type="string">
            <text:p>Spartanburg, Spartanburg Downtown Airpor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 WIRES-X</text:p>
          </table:table-cell>
          <table:table-cell table:style-name="ce7" office:value-type="float" office:value="31.42" calcext:value-type="float">
            <text:p>31.42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53.21" calcext:value-type="float">
            <text:p>53.21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float" office:value="88.5" calcext:value-type="float">
            <text:p>88.5</text:p>
          </table:table-cell>
          <table:table-cell table:style-name="ce7" office:value-type="string" calcext:value-type="string">
            <text:p>KJ4MKV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2.42" calcext:value-type="float">
            <text:p>32.42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21" calcext:value-type="float">
            <text:p>147.21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2.42" calcext:value-type="float">
            <text:p>32.42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65" calcext:value-type="float">
            <text:p>444.6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0</text:p>
          </table:table-cell>
          <table:table-cell table:style-name="ce7" office:value-type="string" calcext:value-type="string">
            <text:p>N4UHF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PRIVATE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32.42" calcext:value-type="float">
            <text:p>32.42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24" calcext:value-type="float">
            <text:p>145.24</text:p>
          </table:table-cell>
          <table:table-cell table:style-name="ce7" office:value-type="string" calcext:value-type="string">
            <text:p>+0.6 MHz</text:p>
          </table:table-cell>
          <table:table-cell table:style-name="ce8"/>
          <table:table-cell table:style-name="ce7" office:value-type="string" calcext:value-type="string">
            <text:p>KJ4MKV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32.74" calcext:value-type="float">
            <text:p>32.74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325" calcext:value-type="float">
            <text:p>443.3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J4MKV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32.74" calcext:value-type="float">
            <text:p>32.74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91" calcext:value-type="float">
            <text:p>146.9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4DEW</text:p>
          </table:table-cell>
          <table:table-cell table:style-name="ce7" office:value-type="string" calcext:value-type="string">
            <text:p>Saluda, water tank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2.84" calcext:value-type="float">
            <text:p>32.84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745" calcext:value-type="float">
            <text:p>146.74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33.08" calcext:value-type="float">
            <text:p>33.08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6625" calcext:value-type="float">
            <text:p>440.6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Spartan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33.36" calcext:value-type="float">
            <text:p>33.36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95" calcext:value-type="float">
            <text:p>441.9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Spartan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3.36" calcext:value-type="float">
            <text:p>33.36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5">
          <table:table-cell table:style-name="ce7" office:value-type="float" office:value="442.8" calcext:value-type="float">
            <text:p>442.8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I4WVC</text:p>
          </table:table-cell>
          <table:table-cell table:style-name="ce7" office:value-type="string" calcext:value-type="string">
            <text:p>Spartanburg, Spartanburg Regional Medical Cen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4.62" calcext:value-type="float">
            <text:p>34.62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5375" calcext:value-type="float">
            <text:p>443.5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Litt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35.03" calcext:value-type="float">
            <text:p>35.0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925" calcext:value-type="float">
            <text:p>442.9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62.2 / 162.2</text:p>
          </table:table-cell>
          <table:table-cell table:style-name="ce7" office:value-type="string" calcext:value-type="string">
            <text:p>AC4RZ</text:p>
          </table:table-cell>
          <table:table-cell table:style-name="ce7" office:value-type="string" calcext:value-type="string">
            <text:p>Travelers Res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5.19" calcext:value-type="float">
            <text:p>35.19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94" calcext:value-type="float">
            <text:p>146.94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W4IQQ</text:p>
          </table:table-cell>
          <table:table-cell table:style-name="ce7" office:value-type="string" calcext:value-type="string">
            <text:p>Gree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9.67" calcext:value-type="float">
            <text:p>39.6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2" calcext:value-type="float">
            <text:p>224.2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4ILY</text:p>
          </table:table-cell>
          <table:table-cell table:style-name="ce7" office:value-type="string" calcext:value-type="string">
            <text:p>Gree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9.67" calcext:value-type="float">
            <text:p>39.6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25" calcext:value-type="float">
            <text:p>442.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KB4PQA</text:p>
          </table:table-cell>
          <table:table-cell table:style-name="ce7" office:value-type="string" calcext:value-type="string">
            <text:p>Greenville, Paris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9.67" calcext:value-type="float">
            <text:p>39.6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35" calcext:value-type="float">
            <text:p>443.3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IQQ</text:p>
          </table:table-cell>
          <table:table-cell table:style-name="ce7" office:value-type="string" calcext:value-type="string">
            <text:p>Inman, Gree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9.67" calcext:value-type="float">
            <text:p>39.6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250" calcext:value-type="float">
            <text:p>1250</text:p>
          </table:table-cell>
          <table:table-cell table:style-name="ce7" office:value-type="string" calcext:value-type="string">
            <text:p>+30 MHz</text:p>
          </table:table-cell>
          <table:table-cell table:style-name="ce8"/>
          <table:table-cell table:style-name="ce7" office:value-type="string" calcext:value-type="string">
            <text:p>WA4MWC</text:p>
          </table:table-cell>
          <table:table-cell table:style-name="ce7" office:value-type="string" calcext:value-type="string">
            <text:p>Gree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39.67" calcext:value-type="float">
            <text:p>39.6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4">
          <table:table-cell table:style-name="ce7" office:value-type="float" office:value="442.475" calcext:value-type="float">
            <text:p>442.4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KW4BET</text:p>
          </table:table-cell>
          <table:table-cell table:style-name="ce7" office:value-type="string" calcext:value-type="string">
            <text:p>Chester, Near Chester Medical Cen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42.31" calcext:value-type="float">
            <text:p>42.31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4">
          <table:table-cell table:style-name="ce7" office:value-type="float" office:value="145.31" calcext:value-type="float">
            <text:p>145.3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67.9 / 167.9</text:p>
          </table:table-cell>
          <table:table-cell table:style-name="ce7" office:value-type="string" calcext:value-type="string">
            <text:p>W4CHR</text:p>
          </table:table-cell>
          <table:table-cell table:style-name="ce7" office:value-type="string" calcext:value-type="string">
            <text:p>Chester, Near Chester County Hospita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42.32" calcext:value-type="float">
            <text:p>42.3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43" calcext:value-type="float">
            <text:p>145.4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62.2 / 162.2</text:p>
          </table:table-cell>
          <table:table-cell table:style-name="ce7" office:value-type="string" calcext:value-type="string">
            <text:p>KE4MDP</text:p>
          </table:table-cell>
          <table:table-cell table:style-name="ce7" office:value-type="string" calcext:value-type="string">
            <text:p>Gaffney, Draytonville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3.03" calcext:value-type="float">
            <text:p>43.03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255" calcext:value-type="float">
            <text:p>147.25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W4RRC</text:p>
          </table:table-cell>
          <table:table-cell table:style-name="ce7" office:value-type="string" calcext:value-type="string">
            <text:p>Lees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3.3" calcext:value-type="float">
            <text:p>43.3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53.27" calcext:value-type="float">
            <text:p>53.27</text:p>
          </table:table-cell>
          <table:table-cell table:style-name="ce7" office:value-type="string" calcext:value-type="string">
            <text:p>-1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N5CWH</text:p>
          </table:table-cell>
          <table:table-cell table:style-name="ce7" office:value-type="string" calcext:value-type="string">
            <text:p>Lees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3.34" calcext:value-type="float">
            <text:p>43.34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655" calcext:value-type="float">
            <text:p>146.655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C4GYM</text:p>
          </table:table-cell>
          <table:table-cell table:style-name="ce7" office:value-type="string" calcext:value-type="string">
            <text:p>Lees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43.34" calcext:value-type="float">
            <text:p>43.34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56" calcext:value-type="float">
            <text:p>224.56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N5CWH</text:p>
          </table:table-cell>
          <table:table-cell table:style-name="ce7" office:value-type="string" calcext:value-type="string">
            <text:p>Lees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3.34" calcext:value-type="float">
            <text:p>43.34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325" calcext:value-type="float">
            <text:p>443.3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N5CWH</text:p>
          </table:table-cell>
          <table:table-cell table:style-name="ce7" office:value-type="string" calcext:value-type="string">
            <text:p>Lees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3.34" calcext:value-type="float">
            <text:p>43.34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5" calcext:value-type="float">
            <text:p>443.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C4GYM</text:p>
          </table:table-cell>
          <table:table-cell table:style-name="ce7" office:value-type="string" calcext:value-type="string">
            <text:p>Lees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43.34" calcext:value-type="float">
            <text:p>43.34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5" calcext:value-type="float">
            <text:p>224.5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G4JIA</text:p>
          </table:table-cell>
          <table:table-cell table:style-name="ce7" office:value-type="string" calcext:value-type="string">
            <text:p>Gaffney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3.55" calcext:value-type="float">
            <text:p>43.55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5375" calcext:value-type="float">
            <text:p>444.5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4LRD</text:p>
          </table:table-cell>
          <table:table-cell table:style-name="ce7" office:value-type="string" calcext:value-type="string">
            <text:p>Anders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AllStar DMR EchoLink</text:p>
          </table:table-cell>
          <table:table-cell table:style-name="ce7" office:value-type="float" office:value="44.07" calcext:value-type="float">
            <text:p>44.07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825" calcext:value-type="float">
            <text:p>442.8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7.3 / 127.3</text:p>
          </table:table-cell>
          <table:table-cell table:style-name="ce7" office:value-type="string" calcext:value-type="string">
            <text:p>KE4CRT</text:p>
          </table:table-cell>
          <table:table-cell table:style-name="ce7" office:value-type="string" calcext:value-type="string">
            <text:p>Anderson, Anmed Hospita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44.07" calcext:value-type="float">
            <text:p>44.07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146.97" calcext:value-type="float">
            <text:p>146.9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7.3 / 127.3</text:p>
          </table:table-cell>
          <table:table-cell table:style-name="ce7" office:value-type="string" calcext:value-type="string">
            <text:p>N4AW</text:p>
          </table:table-cell>
          <table:table-cell table:style-name="ce7" office:value-type="string" calcext:value-type="string">
            <text:p>Anderson, Anderson Memorial Hospita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4.08" calcext:value-type="float">
            <text:p>44.08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37" calcext:value-type="float">
            <text:p>145.3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Gree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4.59" calcext:value-type="float">
            <text:p>44.59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675" calcext:value-type="float">
            <text:p>441.6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Greenvil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4.59" calcext:value-type="float">
            <text:p>44.59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82" calcext:value-type="float">
            <text:p>146.82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4NYK</text:p>
          </table:table-cell>
          <table:table-cell table:style-name="ce7" office:value-type="string" calcext:value-type="string">
            <text:p>Greenville, Paris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4.63" calcext:value-type="float">
            <text:p>44.63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52.57" calcext:value-type="float">
            <text:p>52.57</text:p>
          </table:table-cell>
          <table:table-cell table:style-name="ce7" office:value-type="string" calcext:value-type="string">
            <text:p>0 MHz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KW4BET</text:p>
          </table:table-cell>
          <table:table-cell table:style-name="ce7" office:value-type="string" calcext:value-type="string">
            <text:p>Chester, Near Lewis Fire Departmen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45.36" calcext:value-type="float">
            <text:p>45.36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52.57" calcext:value-type="float">
            <text:p>52.57</text:p>
          </table:table-cell>
          <table:table-cell table:style-name="ce7" office:value-type="string" calcext:value-type="string">
            <text:p>0 MHz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KW4BET</text:p>
          </table:table-cell>
          <table:table-cell table:style-name="ce7" office:value-type="string" calcext:value-type="string">
            <text:p>Chester, Near Lewis Fire Departmen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45.36" calcext:value-type="float">
            <text:p>45.36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625" calcext:value-type="float">
            <text:p>443.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N6WOX</text:p>
          </table:table-cell>
          <table:table-cell table:style-name="ce7" office:value-type="string" calcext:value-type="string">
            <text:p>Gaffney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5.52" calcext:value-type="float">
            <text:p>45.52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25" calcext:value-type="float">
            <text:p>443.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AI4JE</text:p>
          </table:table-cell>
          <table:table-cell table:style-name="ce7" office:value-type="string" calcext:value-type="string">
            <text:p>Iv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6.38" calcext:value-type="float">
            <text:p>46.38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5" calcext:value-type="float">
            <text:p>146.8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EC</text:p>
          </table:table-cell>
          <table:table-cell table:style-name="ce7" office:value-type="string" calcext:value-type="string">
            <text:p>Edgefiel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6.65" calcext:value-type="float">
            <text:p>46.65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NAC 347</text:p>
          </table:table-cell>
          <table:table-cell table:style-name="ce7" office:value-type="string" calcext:value-type="string">
            <text:p>N4SCG</text:p>
          </table:table-cell>
          <table:table-cell table:style-name="ce7" office:value-type="string" calcext:value-type="string">
            <text:p>Lexington, South Carolin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P-25</text:p>
          </table:table-cell>
          <table:table-cell table:style-name="ce7" office:value-type="float" office:value="47.2" calcext:value-type="float">
            <text:p>47.2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8.8 / 118.8</text:p>
          </table:table-cell>
          <table:table-cell table:style-name="ce7" office:value-type="string" calcext:value-type="string">
            <text:p>KI4CCZ</text:p>
          </table:table-cell>
          <table:table-cell table:style-name="ce7" office:value-type="string" calcext:value-type="string">
            <text:p>Calhoun Fall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8.72" calcext:value-type="float">
            <text:p>48.72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575" calcext:value-type="float">
            <text:p>444.5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3.5 / 103.5</text:p>
          </table:table-cell>
          <table:table-cell table:style-name="ce7" office:value-type="string" calcext:value-type="string">
            <text:p>KI4CCZ</text:p>
          </table:table-cell>
          <table:table-cell table:style-name="ce7" office:value-type="string" calcext:value-type="string">
            <text:p>Calhoun Fall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8.72" calcext:value-type="float">
            <text:p>48.72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88" calcext:value-type="float">
            <text:p>146.88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4NYR</text:p>
          </table:table-cell>
          <table:table-cell table:style-name="ce7" office:value-type="string" calcext:value-type="string">
            <text:p>Blacksburg, Whitaker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9.44" calcext:value-type="float">
            <text:p>49.4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39" calcext:value-type="float">
            <text:p>147.39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56.7" calcext:value-type="float">
            <text:p>156.7</text:p>
          </table:table-cell>
          <table:table-cell table:style-name="ce7" office:value-type="string" calcext:value-type="string">
            <text:p>KA4FEC</text:p>
          </table:table-cell>
          <table:table-cell table:style-name="ce7" office:value-type="string" calcext:value-type="string">
            <text:p>Lexingt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49.65" calcext:value-type="float">
            <text:p>49.65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625" calcext:value-type="float">
            <text:p>442.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KF4SCG</text:p>
          </table:table-cell>
          <table:table-cell table:style-name="ce7" office:value-type="string" calcext:value-type="string">
            <text:p>Blacksburg, Whitaker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0.58" calcext:value-type="float">
            <text:p>50.58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725" calcext:value-type="float">
            <text:p>444.7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KC4KPJ</text:p>
          </table:table-cell>
          <table:table-cell table:style-name="ce7" office:value-type="string" calcext:value-type="string">
            <text:p>Rich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0.61" calcext:value-type="float">
            <text:p>50.61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325" calcext:value-type="float">
            <text:p>444.3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NYR</text:p>
          </table:table-cell>
          <table:table-cell table:style-name="ce7" office:value-type="string" calcext:value-type="string">
            <text:p>Blacksburg, Whitaker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0.82" calcext:value-type="float">
            <text:p>50.8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27" calcext:value-type="float">
            <text:p>147.27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N4HRS</text:p>
          </table:table-cell>
          <table:table-cell table:style-name="ce7" office:value-type="string" calcext:value-type="string">
            <text:p>York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1.06" calcext:value-type="float">
            <text:p>51.0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975" calcext:value-type="float">
            <text:p>443.9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3.5" calcext:value-type="float">
            <text:p>103.5</text:p>
          </table:table-cell>
          <table:table-cell table:style-name="ce7" office:value-type="string" calcext:value-type="string">
            <text:p>N4VDE</text:p>
          </table:table-cell>
          <table:table-cell table:style-name="ce7" office:value-type="string" calcext:value-type="string">
            <text:p>Liberty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1.18" calcext:value-type="float">
            <text:p>51.18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76" calcext:value-type="float">
            <text:p>146.76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Rich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51.53" calcext:value-type="float">
            <text:p>51.53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725" calcext:value-type="float">
            <text:p>443.7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NAC 293</text:p>
          </table:table-cell>
          <table:table-cell table:style-name="ce7" office:value-type="string" calcext:value-type="string">
            <text:p>KC4KPJ</text:p>
          </table:table-cell>
          <table:table-cell table:style-name="ce7" office:value-type="string" calcext:value-type="string">
            <text:p>Clov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P-25</text:p>
          </table:table-cell>
          <table:table-cell table:style-name="ce7" office:value-type="float" office:value="51.83" calcext:value-type="float">
            <text:p>51.8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375" calcext:value-type="float">
            <text:p>443.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W4PSC</text:p>
          </table:table-cell>
          <table:table-cell table:style-name="ce7" office:value-type="string" calcext:value-type="string">
            <text:p>York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2.18" calcext:value-type="float">
            <text:p>52.18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195" calcext:value-type="float">
            <text:p>147.19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41.3 / 141.3</text:p>
          </table:table-cell>
          <table:table-cell table:style-name="ce7" office:value-type="string" calcext:value-type="string">
            <text:p>WX4PG</text:p>
          </table:table-cell>
          <table:table-cell table:style-name="ce7" office:value-type="string" calcext:value-type="string">
            <text:p>Pickens, Glassy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3125" calcext:value-type="float">
            <text:p>442.3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X4PG</text:p>
          </table:table-cell>
          <table:table-cell table:style-name="ce7" office:value-type="string" calcext:value-type="string">
            <text:p>Pickens, Glassy M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51.4" calcext:value-type="float">
            <text:p>151.4</text:p>
          </table:table-cell>
          <table:table-cell table:style-name="ce7" office:value-type="string" calcext:value-type="string">
            <text:p>WB4YXZ</text:p>
          </table:table-cell>
          <table:table-cell table:style-name="ce7" office:value-type="string" calcext:value-type="string">
            <text:p>Pickens, Glassy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45" calcext:value-type="float">
            <text:p>443.4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00.0</text:p>
          </table:table-cell>
          <table:table-cell table:style-name="ce7" office:value-type="string" calcext:value-type="string">
            <text:p>AC4RZ</text:p>
          </table:table-cell>
          <table:table-cell table:style-name="ce7" office:value-type="string" calcext:value-type="string">
            <text:p>Pickens, Glassy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35" calcext:value-type="float">
            <text:p>444.3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7.3 / 127.3</text:p>
          </table:table-cell>
          <table:table-cell table:style-name="ce7" office:value-type="string" calcext:value-type="string">
            <text:p>KN4SWB</text:p>
          </table:table-cell>
          <table:table-cell table:style-name="ce7" office:value-type="string" calcext:value-type="string">
            <text:p>Pickens, Glassy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5">
          <table:table-cell table:style-name="ce7" office:value-type="float" office:value="444.925" calcext:value-type="float">
            <text:p>444.9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N2PNE</text:p>
          </table:table-cell>
          <table:table-cell table:style-name="ce7" office:value-type="string" calcext:value-type="string">
            <text:p>Landrum, NEAR Lake Lanier at approx.= 1350 feet asl.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4" calcext:value-type="float">
            <text:p>224.4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31.8" calcext:value-type="float">
            <text:p>131.8</text:p>
          </table:table-cell>
          <table:table-cell table:style-name="ce7" office:value-type="string" calcext:value-type="string">
            <text:p>WR4XM</text:p>
          </table:table-cell>
          <table:table-cell table:style-name="ce7" office:value-type="string" calcext:value-type="string">
            <text:p>Pickens, Glassy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3.65" calcext:value-type="float">
            <text:p>53.6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49" calcext:value-type="float">
            <text:p>145.4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W4DV</text:p>
          </table:table-cell>
          <table:table-cell table:style-name="ce7" office:value-type="string" calcext:value-type="string">
            <text:p>Trenton, SC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4.27" calcext:value-type="float">
            <text:p>54.27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95" calcext:value-type="float">
            <text:p>444.9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W4DV</text:p>
          </table:table-cell>
          <table:table-cell table:style-name="ce7" office:value-type="string" calcext:value-type="string">
            <text:p>Trenton, SC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4.27" calcext:value-type="float">
            <text:p>54.27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65" calcext:value-type="float">
            <text:p>443.6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Blythewoo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54.31" calcext:value-type="float">
            <text:p>54.31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03" calcext:value-type="float">
            <text:p>147.0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88.5 / 88.5</text:p>
          </table:table-cell>
          <table:table-cell table:style-name="ce7" office:value-type="string" calcext:value-type="string">
            <text:p>K4YTZ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4.98" calcext:value-type="float">
            <text:p>54.98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5125" calcext:value-type="float">
            <text:p>440.5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54.98" calcext:value-type="float">
            <text:p>54.98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525" calcext:value-type="float">
            <text:p>441.5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4.98" calcext:value-type="float">
            <text:p>54.98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33" calcext:value-type="float">
            <text:p>145.3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KF4JVI</text:p>
          </table:table-cell>
          <table:table-cell table:style-name="ce7" office:value-type="string" calcext:value-type="string">
            <text:p>Try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4.99" calcext:value-type="float">
            <text:p>54.99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285" calcext:value-type="float">
            <text:p>147.285</text:p>
          </table:table-cell>
          <table:table-cell table:style-name="ce7" office:value-type="string" calcext:value-type="string">
            <text:p>+0.6 MHz</text:p>
          </table:table-cell>
          <table:table-cell table:style-name="ce8"/>
          <table:table-cell table:style-name="ce7" office:value-type="string" calcext:value-type="string">
            <text:p>W4RCW</text:p>
          </table:table-cell>
          <table:table-cell table:style-name="ce7" office:value-type="string" calcext:value-type="string">
            <text:p>Tryon, White Oak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08" calcext:value-type="float">
            <text:p>55.08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55" calcext:value-type="float">
            <text:p>442.5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KJ4SPF</text:p>
          </table:table-cell>
          <table:table-cell table:style-name="ce7" office:value-type="string" calcext:value-type="string">
            <text:p>Try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08" calcext:value-type="float">
            <text:p>55.08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875" calcext:value-type="float">
            <text:p>442.8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K4LVF</text:p>
          </table:table-cell>
          <table:table-cell table:style-name="ce7" office:value-type="string" calcext:value-type="string">
            <text:p>Try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55.08" calcext:value-type="float">
            <text:p>55.08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875" calcext:value-type="float">
            <text:p>442.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4SV</text:p>
          </table:table-cell>
          <table:table-cell table:style-name="ce7" office:value-type="string" calcext:value-type="string">
            <text:p>Try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08" calcext:value-type="float">
            <text:p>55.08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7" calcext:value-type="float">
            <text:p>443.7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KJ4YLO</text:p>
          </table:table-cell>
          <table:table-cell table:style-name="ce7" office:value-type="string" calcext:value-type="string">
            <text:p>Walhalla, Stumphouse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09" calcext:value-type="float">
            <text:p>55.09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53.35" calcext:value-type="float">
            <text:p>53.35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float" office:value="162.2" calcext:value-type="float">
            <text:p>162.2</text:p>
          </table:table-cell>
          <table:table-cell table:style-name="ce7" office:value-type="string" calcext:value-type="string">
            <text:p>AC4RZ</text:p>
          </table:table-cell>
          <table:table-cell table:style-name="ce7" office:value-type="string" calcext:value-type="string">
            <text:p>Picken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31" calcext:value-type="float">
            <text:p>55.31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17" calcext:value-type="float">
            <text:p>145.1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62.2 / 162.2</text:p>
          </table:table-cell>
          <table:table-cell table:style-name="ce7" office:value-type="string" calcext:value-type="string">
            <text:p>W4TWX</text:p>
          </table:table-cell>
          <table:table-cell table:style-name="ce7" office:value-type="string" calcext:value-type="string">
            <text:p>Six Mile, Six Mile Mountia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31" calcext:value-type="float">
            <text:p>55.31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7" calcext:value-type="float">
            <text:p>146.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WT4F</text:p>
          </table:table-cell>
          <table:table-cell table:style-name="ce7" office:value-type="string" calcext:value-type="string">
            <text:p>Picken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31" calcext:value-type="float">
            <text:p>55.31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125" calcext:value-type="float">
            <text:p>442.1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T4F</text:p>
          </table:table-cell>
          <table:table-cell table:style-name="ce7" office:value-type="string" calcext:value-type="string">
            <text:p>Picken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31" calcext:value-type="float">
            <text:p>55.31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927.5125" calcext:value-type="float">
            <text:p>927.512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B4LZT</text:p>
          </table:table-cell>
          <table:table-cell table:style-name="ce7" office:value-type="string" calcext:value-type="string">
            <text:p>Picken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5.31" calcext:value-type="float">
            <text:p>55.31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3875" calcext:value-type="float">
            <text:p>444.3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NAC 293</text:p>
          </table:table-cell>
          <table:table-cell table:style-name="ce7" office:value-type="string" calcext:value-type="string">
            <text:p>WD4EOG</text:p>
          </table:table-cell>
          <table:table-cell table:style-name="ce7" office:value-type="string" calcext:value-type="string">
            <text:p>Clemson, Kite Hill - WSBF-FM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P-25</text:p>
          </table:table-cell>
          <table:table-cell table:style-name="ce7" office:value-type="float" office:value="55.74" calcext:value-type="float">
            <text:p>55.74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45" calcext:value-type="float">
            <text:p>145.45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D4EOG</text:p>
          </table:table-cell>
          <table:table-cell table:style-name="ce7" office:value-type="string" calcext:value-type="string">
            <text:p>Clemson, Clemson University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usion</text:p>
          </table:table-cell>
          <table:table-cell table:style-name="ce7" office:value-type="float" office:value="56.19" calcext:value-type="float">
            <text:p>56.19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625" calcext:value-type="float">
            <text:p>444.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WD4EOG</text:p>
          </table:table-cell>
          <table:table-cell table:style-name="ce7" office:value-type="string" calcext:value-type="string">
            <text:p>Clemson, Clemson University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6.19" calcext:value-type="float">
            <text:p>56.19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225" calcext:value-type="float">
            <text:p>444.2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D4EOG</text:p>
          </table:table-cell>
          <table:table-cell table:style-name="ce7" office:value-type="string" calcext:value-type="string">
            <text:p>Clems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56.3" calcext:value-type="float">
            <text:p>56.3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3825" calcext:value-type="float">
            <text:p>147.382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NAC 293 123.0 / 123.0</text:p>
          </table:table-cell>
          <table:table-cell table:style-name="ce7" office:value-type="string" calcext:value-type="string">
            <text:p>WD4EOG</text:p>
          </table:table-cell>
          <table:table-cell table:style-name="ce7" office:value-type="string" calcext:value-type="string">
            <text:p>Clemson, Kite Hill - WSBF-FM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P-25</text:p>
          </table:table-cell>
          <table:table-cell table:style-name="ce7" office:value-type="float" office:value="56.74" calcext:value-type="float">
            <text:p>56.74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2375" calcext:value-type="float">
            <text:p>442.2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4BAN</text:p>
          </table:table-cell>
          <table:table-cell table:style-name="ce7" office:value-type="string" calcext:value-type="string">
            <text:p>Clemson, Clemson University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56.74" calcext:value-type="float">
            <text:p>56.74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225" calcext:value-type="float">
            <text:p>147.22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</text:p>
          </table:table-cell>
          <table:table-cell table:style-name="ce7" office:value-type="float" office:value="57.62" calcext:value-type="float">
            <text:p>57.6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84" calcext:value-type="float">
            <text:p>224.84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B4GA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62" calcext:value-type="float">
            <text:p>57.6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25" calcext:value-type="float">
            <text:p>440.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3SPC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usion</text:p>
          </table:table-cell>
          <table:table-cell table:style-name="ce7" office:value-type="float" office:value="57.62" calcext:value-type="float">
            <text:p>57.6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925" calcext:value-type="float">
            <text:p>444.9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91.5 / 91.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62" calcext:value-type="float">
            <text:p>57.6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875" calcext:value-type="float">
            <text:p>442.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57.71" calcext:value-type="float">
            <text:p>57.71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4" calcext:value-type="float">
            <text:p>145.4</text:p>
          </table:table-cell>
          <table:table-cell table:style-name="ce7" office:value-type="string" calcext:value-type="string">
            <text:p>-0.8 MHz</text:p>
          </table:table-cell>
          <table:table-cell table:style-name="ce8"/>
          <table:table-cell table:style-name="ce7" office:value-type="string" calcext:value-type="string">
            <text:p>KJ4BWK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33" calcext:value-type="float">
            <text:p>147.33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W4CAE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36" calcext:value-type="float">
            <text:p>147.36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4HI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WIRES-X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9" calcext:value-type="float">
            <text:p>224.9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N4EOY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6125" calcext:value-type="float">
            <text:p>440.6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2" calcext:value-type="float">
            <text:p>443.2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CAE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2" calcext:value-type="float">
            <text:p>444.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5CWH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875" calcext:value-type="float">
            <text:p>444.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91.5 / 91.5</text:p>
          </table:table-cell>
          <table:table-cell table:style-name="ce7" office:value-type="string" calcext:value-type="string">
            <text:p>K9OH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927.6375" calcext:value-type="float">
            <text:p>927.637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string" calcext:value-type="string">
            <text:p>D132</text:p>
          </table:table-cell>
          <table:table-cell table:style-name="ce7" office:value-type="string" calcext:value-type="string">
            <text:p>N5CWH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284.225" calcext:value-type="float">
            <text:p>1284.225</text:p>
          </table:table-cell>
          <table:table-cell table:style-name="ce7" office:value-type="string" calcext:value-type="string">
            <text:p>-20 MHz</text:p>
          </table:table-cell>
          <table:table-cell table:style-name="ce8"/>
          <table:table-cell table:style-name="ce7" office:value-type="string" calcext:value-type="string">
            <text:p>W4CAE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57.87" calcext:value-type="float">
            <text:p>57.8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1" calcext:value-type="float">
            <text:p>443.1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4EAE</text:p>
          </table:table-cell>
          <table:table-cell table:style-name="ce7" office:value-type="string" calcext:value-type="string">
            <text:p>Cayc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DMR DSTAR Fusion</text:p>
          </table:table-cell>
          <table:table-cell table:style-name="ce7" office:value-type="float" office:value="57.91" calcext:value-type="float">
            <text:p>57.91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8" calcext:value-type="float">
            <text:p>443.8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Rock H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58.17" calcext:value-type="float">
            <text:p>58.17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0.925" calcext:value-type="float">
            <text:p>440.9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AJ4NR</text:p>
          </table:table-cell>
          <table:table-cell table:style-name="ce7" office:value-type="string" calcext:value-type="string">
            <text:p>York, Hylands Subdivisi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58.19" calcext:value-type="float">
            <text:p>58.19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1.875" calcext:value-type="float">
            <text:p>441.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W4TWX</text:p>
          </table:table-cell>
          <table:table-cell table:style-name="ce7" office:value-type="string" calcext:value-type="string">
            <text:p>Six Mile, Six Mi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8.48" calcext:value-type="float">
            <text:p>58.48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1" calcext:value-type="float">
            <text:p>224.1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string" calcext:value-type="string">
            <text:p>131.8 / 131.8</text:p>
          </table:table-cell>
          <table:table-cell table:style-name="ce7" office:value-type="string" calcext:value-type="string">
            <text:p>WA4SSJ</text:p>
          </table:table-cell>
          <table:table-cell table:style-name="ce7" office:value-type="string" calcext:value-type="string">
            <text:p>Six Mile, Six Mile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8.64" calcext:value-type="float">
            <text:p>58.64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8" calcext:value-type="float">
            <text:p>441.8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W4TWX</text:p>
          </table:table-cell>
          <table:table-cell table:style-name="ce7" office:value-type="string" calcext:value-type="string">
            <text:p>Six Mile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8.64" calcext:value-type="float">
            <text:p>58.64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442.5125" calcext:value-type="float">
            <text:p>442.5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58.75" calcext:value-type="float">
            <text:p>58.75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715" calcext:value-type="float">
            <text:p>146.71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91.5 / 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8.75" calcext:value-type="float">
            <text:p>58.75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725" calcext:value-type="float">
            <text:p>441.7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8.75" calcext:value-type="float">
            <text:p>58.75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67" calcext:value-type="float">
            <text:p>146.6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14.8" calcext:value-type="float">
            <text:p>114.8</text:p>
          </table:table-cell>
          <table:table-cell table:style-name="ce7" office:value-type="string" calcext:value-type="string">
            <text:p>K4OI</text:p>
          </table:table-cell>
          <table:table-cell table:style-name="ce7" office:value-type="string" calcext:value-type="string">
            <text:p>Forest Cit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9.76" calcext:value-type="float">
            <text:p>59.76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4.8" calcext:value-type="float">
            <text:p>114.8</text:p>
          </table:table-cell>
          <table:table-cell table:style-name="ce7" office:value-type="string" calcext:value-type="string">
            <text:p>AI4M</text:p>
          </table:table-cell>
          <table:table-cell table:style-name="ce7" office:value-type="string" calcext:value-type="string">
            <text:p>Forest Cit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9.76" calcext:value-type="float">
            <text:p>59.76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3" calcext:value-type="float">
            <text:p>443.3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AI4M</text:p>
          </table:table-cell>
          <table:table-cell table:style-name="ce7" office:value-type="string" calcext:value-type="string">
            <text:p>Forest City, Cherry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59.76" calcext:value-type="float">
            <text:p>59.76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345" calcext:value-type="float">
            <text:p>147.345</text:p>
          </table:table-cell>
          <table:table-cell table:style-name="ce7" office:value-type="string" calcext:value-type="string">
            <text:p>+0.6 MHz</text:p>
          </table:table-cell>
          <table:table-cell table:style-name="ce8"/>
          <table:table-cell table:style-name="ce7" office:value-type="string" calcext:value-type="string">
            <text:p>W4NYR</text:p>
          </table:table-cell>
          <table:table-cell table:style-name="ce7" office:value-type="string" calcext:value-type="string">
            <text:p>Shelb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04" calcext:value-type="float">
            <text:p>60.0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06" calcext:value-type="float">
            <text:p>224.06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4NYR</text:p>
          </table:table-cell>
          <table:table-cell table:style-name="ce7" office:value-type="string" calcext:value-type="string">
            <text:p>Shelb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04" calcext:value-type="float">
            <text:p>60.0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46" calcext:value-type="float">
            <text:p>224.46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N4DWP</text:p>
          </table:table-cell>
          <table:table-cell table:style-name="ce7" office:value-type="string" calcext:value-type="string">
            <text:p>Shelb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04" calcext:value-type="float">
            <text:p>60.0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275" calcext:value-type="float">
            <text:p>444.2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7.3" calcext:value-type="float">
            <text:p>127.3</text:p>
          </table:table-cell>
          <table:table-cell table:style-name="ce7" office:value-type="string" calcext:value-type="string">
            <text:p>AE6JI</text:p>
          </table:table-cell>
          <table:table-cell table:style-name="ce7" office:value-type="string" calcext:value-type="string">
            <text:p>Shelb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04" calcext:value-type="float">
            <text:p>60.0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21" calcext:value-type="float">
            <text:p>145.2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18.8 / 118.8</text:p>
          </table:table-cell>
          <table:table-cell table:style-name="ce7" office:value-type="string" calcext:value-type="string">
            <text:p>KI4CCZ</text:p>
          </table:table-cell>
          <table:table-cell table:style-name="ce7" office:value-type="string" calcext:value-type="string">
            <text:p>Elberton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7" calcext:value-type="float">
            <text:p>60.7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7" calcext:value-type="float">
            <text:p>444.7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8.8 / 118.8</text:p>
          </table:table-cell>
          <table:table-cell table:style-name="ce7" office:value-type="string" calcext:value-type="string">
            <text:p>KI4CCZ</text:p>
          </table:table-cell>
          <table:table-cell table:style-name="ce7" office:value-type="string" calcext:value-type="string">
            <text:p>Elberton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7" calcext:value-type="float">
            <text:p>60.7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42" calcext:value-type="float">
            <text:p>145.42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R4GSP</text:p>
          </table:table-cell>
          <table:table-cell table:style-name="ce7" office:value-type="string" calcext:value-type="string">
            <text:p>Caesar'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0.82" calcext:value-type="float">
            <text:p>60.82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1125" calcext:value-type="float">
            <text:p>443.1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Caesar'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0.82" calcext:value-type="float">
            <text:p>60.82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125" calcext:value-type="float">
            <text:p>443.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4ECG</text:p>
          </table:table-cell>
          <table:table-cell table:style-name="ce7" office:value-type="string" calcext:value-type="string">
            <text:p>Caesar'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0.82" calcext:value-type="float">
            <text:p>60.82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145.47" calcext:value-type="float">
            <text:p>145.4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91.5 / 91.5</text:p>
          </table:table-cell>
          <table:table-cell table:style-name="ce7" office:value-type="string" calcext:value-type="string">
            <text:p>K9OH</text:p>
          </table:table-cell>
          <table:table-cell table:style-name="ce7" office:value-type="string" calcext:value-type="string">
            <text:p>Marietta, Caesar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1.33" calcext:value-type="float">
            <text:p>61.33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224.14" calcext:value-type="float">
            <text:p>224.14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string" calcext:value-type="string">
            <text:p>131.8 / 131.8</text:p>
          </table:table-cell>
          <table:table-cell table:style-name="ce7" office:value-type="string" calcext:value-type="string">
            <text:p>WR4XM</text:p>
          </table:table-cell>
          <table:table-cell table:style-name="ce7" office:value-type="string" calcext:value-type="string">
            <text:p>Marietta, Caesar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1.33" calcext:value-type="float">
            <text:p>61.33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442.4" calcext:value-type="float">
            <text:p>442.4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7.3" calcext:value-type="float">
            <text:p>127.3</text:p>
          </table:table-cell>
          <table:table-cell table:style-name="ce7" office:value-type="string" calcext:value-type="string">
            <text:p>WR4XM</text:p>
          </table:table-cell>
          <table:table-cell table:style-name="ce7" office:value-type="string" calcext:value-type="string">
            <text:p>Marietta, Caesar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61.35" calcext:value-type="float">
            <text:p>61.3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2" calcext:value-type="float">
            <text:p>442.2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N7GZT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IRLP</text:p>
          </table:table-cell>
          <table:table-cell table:style-name="ce7" office:value-type="float" office:value="61.8" calcext:value-type="float">
            <text:p>61.8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525" calcext:value-type="float">
            <text:p>441.5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Aike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2.37" calcext:value-type="float">
            <text:p>62.37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145.35" calcext:value-type="float">
            <text:p>145.3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N2ZZ</text:p>
          </table:table-cell>
          <table:table-cell table:style-name="ce7" office:value-type="string" calcext:value-type="string">
            <text:p>Aiken, Aiken Regional Medical Cen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62.39" calcext:value-type="float">
            <text:p>62.39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62" calcext:value-type="float">
            <text:p>224.62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C4IRA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2.7" calcext:value-type="float">
            <text:p>62.7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805" calcext:value-type="float">
            <text:p>146.80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4GNC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2.7" calcext:value-type="float">
            <text:p>62.7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4375" calcext:value-type="float">
            <text:p>443.43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A4YMZ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usion WIRES-X</text:p>
          </table:table-cell>
          <table:table-cell table:style-name="ce7" office:value-type="float" office:value="62.71" calcext:value-type="float">
            <text:p>62.71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8625" calcext:value-type="float">
            <text:p>443.86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K4JDH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2.72" calcext:value-type="float">
            <text:p>62.7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45" calcext:value-type="float">
            <text:p>145.4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WD4LCF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2.72" calcext:value-type="float">
            <text:p>62.7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675" calcext:value-type="float">
            <text:p>443.6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51.4" calcext:value-type="float">
            <text:p>151.4</text:p>
          </table:table-cell>
          <table:table-cell table:style-name="ce7" office:value-type="string" calcext:value-type="string">
            <text:p>KD4FRP</text:p>
          </table:table-cell>
          <table:table-cell table:style-name="ce7" office:value-type="string" calcext:value-type="string">
            <text:p>Gastonia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2.72" calcext:value-type="float">
            <text:p>62.7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16" calcext:value-type="float">
            <text:p>145.16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R4AIK</text:p>
          </table:table-cell>
          <table:table-cell table:style-name="ce7" office:value-type="string" calcext:value-type="string">
            <text:p>Aiken, old Aiken Hospita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2.79" calcext:value-type="float">
            <text:p>62.79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4125" calcext:value-type="float">
            <text:p>443.41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R4AIK</text:p>
          </table:table-cell>
          <table:table-cell table:style-name="ce7" office:value-type="string" calcext:value-type="string">
            <text:p>Aiken, old Aiken Hospita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2.79" calcext:value-type="float">
            <text:p>62.79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025" calcext:value-type="float">
            <text:p>442.0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J4JAL</text:p>
          </table:table-cell>
          <table:table-cell table:style-name="ce7" office:value-type="string" calcext:value-type="string">
            <text:p>Hendersonville, Pinnacle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3.01" calcext:value-type="float">
            <text:p>63.01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27" calcext:value-type="float">
            <text:p>147.27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A4JRJ</text:p>
          </table:table-cell>
          <table:table-cell table:style-name="ce7" office:value-type="string" calcext:value-type="string">
            <text:p>Senec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IRLP</text:p>
          </table:table-cell>
          <table:table-cell table:style-name="ce7" office:value-type="float" office:value="63.16" calcext:value-type="float">
            <text:p>63.16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08" calcext:value-type="float">
            <text:p>145.08</text:p>
          </table:table-cell>
          <table:table-cell table:style-name="ce7" office:value-type="string" calcext:value-type="string">
            <text:p>+1.4 MHz</text:p>
          </table:table-cell>
          <table:table-cell table:style-name="ce8"/>
          <table:table-cell table:style-name="ce7" office:value-type="string" calcext:value-type="string">
            <text:p>W4NYR</text:p>
          </table:table-cell>
          <table:table-cell table:style-name="ce7" office:value-type="string" calcext:value-type="string">
            <text:p>King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3.21" calcext:value-type="float">
            <text:p>63.21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1875" calcext:value-type="float">
            <text:p>444.18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NYR</text:p>
          </table:table-cell>
          <table:table-cell table:style-name="ce7" office:value-type="string" calcext:value-type="string">
            <text:p>King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3.21" calcext:value-type="float">
            <text:p>63.21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285" calcext:value-type="float">
            <text:p>147.28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N4ADM</text:p>
          </table:table-cell>
          <table:table-cell table:style-name="ce7" office:value-type="string" calcext:value-type="string">
            <text:p>Aike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3.42" calcext:value-type="float">
            <text:p>63.42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66" calcext:value-type="float">
            <text:p>224.66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A2RUG</text:p>
          </table:table-cell>
          <table:table-cell table:style-name="ce7" office:value-type="string" calcext:value-type="string">
            <text:p>Aike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3.42" calcext:value-type="float">
            <text:p>63.42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4625" calcext:value-type="float">
            <text:p>443.4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2ZZ</text:p>
          </table:table-cell>
          <table:table-cell table:style-name="ce7" office:value-type="string" calcext:value-type="string">
            <text:p>Aike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3.42" calcext:value-type="float">
            <text:p>63.42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475" calcext:value-type="float">
            <text:p>443.4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KT4TF</text:p>
          </table:table-cell>
          <table:table-cell table:style-name="ce7" office:value-type="string" calcext:value-type="string">
            <text:p>Indianland, Water Tank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4.56" calcext:value-type="float">
            <text:p>64.5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325" calcext:value-type="float">
            <text:p>442.3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KC4KPJ</text:p>
          </table:table-cell>
          <table:table-cell table:style-name="ce7" office:value-type="string" calcext:value-type="string">
            <text:p>Newport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4.64" calcext:value-type="float">
            <text:p>64.64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24" calcext:value-type="float">
            <text:p>147.24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03.5 / 103.5</text:p>
          </table:table-cell>
          <table:table-cell table:style-name="ce7" office:value-type="string" calcext:value-type="string">
            <text:p>KI4IVP</text:p>
          </table:table-cell>
          <table:table-cell table:style-name="ce7" office:value-type="string" calcext:value-type="string">
            <text:p>Elg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 WIRES-X</text:p>
          </table:table-cell>
          <table:table-cell table:style-name="ce7" office:value-type="float" office:value="64.75" calcext:value-type="float">
            <text:p>64.75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5625" calcext:value-type="float">
            <text:p>444.5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73.8 / 173.8</text:p>
          </table:table-cell>
          <table:table-cell table:style-name="ce7" office:value-type="string" calcext:value-type="string">
            <text:p>W4DCD</text:p>
          </table:table-cell>
          <table:table-cell table:style-name="ce7" office:value-type="string" calcext:value-type="string">
            <text:p>Asheville, Oteen / Azalea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usion WIRES-X</text:p>
          </table:table-cell>
          <table:table-cell table:style-name="ce7" office:value-type="float" office:value="65.06" calcext:value-type="float">
            <text:p>65.0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5875" calcext:value-type="float">
            <text:p>443.5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</text:p>
          </table:table-cell>
          <table:table-cell table:style-name="ce7" office:value-type="string" calcext:value-type="string">
            <text:p>KM4BRM</text:p>
          </table:table-cell>
          <table:table-cell table:style-name="ce7" office:value-type="string" calcext:value-type="string">
            <text:p>Gastonia, Crowders Mt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5.13" calcext:value-type="float">
            <text:p>65.13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3">
          <table:table-cell table:style-name="ce7" office:value-type="float" office:value="443.9125" calcext:value-type="float">
            <text:p>443.9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A4YMZ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5.13" calcext:value-type="float">
            <text:p>65.13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7" calcext:value-type="float">
            <text:p>146.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4PAX</text:p>
          </table:table-cell>
          <table:table-cell table:style-name="ce7" office:value-type="string" calcext:value-type="string">
            <text:p>Lancas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5.13" calcext:value-type="float">
            <text:p>65.13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444.1" calcext:value-type="float">
            <text:p>444.1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92.8" calcext:value-type="float">
            <text:p>192.8</text:p>
          </table:table-cell>
          <table:table-cell table:style-name="ce7" office:value-type="string" calcext:value-type="string">
            <text:p>W4PAX</text:p>
          </table:table-cell>
          <table:table-cell table:style-name="ce7" office:value-type="string" calcext:value-type="string">
            <text:p>Lancas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5.13" calcext:value-type="float">
            <text:p>65.13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32" calcext:value-type="float">
            <text:p>224.32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string" calcext:value-type="string">
            <text:p>131.8 / 131.8</text:p>
          </table:table-cell>
          <table:table-cell table:style-name="ce7" office:value-type="string" calcext:value-type="string">
            <text:p>N4AW</text:p>
          </table:table-cell>
          <table:table-cell table:style-name="ce7" office:value-type="string" calcext:value-type="string">
            <text:p>Pickens, Sassafras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5.59" calcext:value-type="float">
            <text:p>65.59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53.41" calcext:value-type="float">
            <text:p>53.41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string" calcext:value-type="string">
            <text:p>131.8 / 131.8</text:p>
          </table:table-cell>
          <table:table-cell table:style-name="ce7" office:value-type="string" calcext:value-type="string">
            <text:p>N4VDE</text:p>
          </table:table-cell>
          <table:table-cell table:style-name="ce7" office:value-type="string" calcext:value-type="string">
            <text:p>Pickens, Caesar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5.66" calcext:value-type="float">
            <text:p>65.66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61" calcext:value-type="float">
            <text:p>146.61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4NYK</text:p>
          </table:table-cell>
          <table:table-cell table:style-name="ce7" office:value-type="string" calcext:value-type="string">
            <text:p>Greenville, Ceasars Hea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65.66" calcext:value-type="float">
            <text:p>65.66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927.7125" calcext:value-type="float">
            <text:p>927.712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N4VDE</text:p>
          </table:table-cell>
          <table:table-cell table:style-name="ce7" office:value-type="string" calcext:value-type="string">
            <text:p>Pickens, Caesars Head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5.66" calcext:value-type="float">
            <text:p>65.66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3">
          <table:table-cell table:style-name="ce7" office:value-type="float" office:value="146.79" calcext:value-type="float">
            <text:p>146.79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N4AW</text:p>
          </table:table-cell>
          <table:table-cell table:style-name="ce7" office:value-type="string" calcext:value-type="string">
            <text:p>Pickens, Sassafrass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5.73" calcext:value-type="float">
            <text:p>65.73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775" calcext:value-type="float">
            <text:p>146.77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W4CAE</text:p>
          </table:table-cell>
          <table:table-cell table:style-name="ce7" office:value-type="string" calcext:value-type="string">
            <text:p>Fort Jackso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6.04" calcext:value-type="float">
            <text:p>66.04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24" calcext:value-type="float">
            <text:p>147.24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31.8" calcext:value-type="float">
            <text:p>131.8</text:p>
          </table:table-cell>
          <table:table-cell table:style-name="ce7" office:value-type="string" calcext:value-type="string">
            <text:p>KG4JIA</text:p>
          </table:table-cell>
          <table:table-cell table:style-name="ce7" office:value-type="string" calcext:value-type="string">
            <text:p>Sunshine, Cherry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6.24" calcext:value-type="float">
            <text:p>66.24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3">
          <table:table-cell table:style-name="ce7" office:value-type="float" office:value="224.64" calcext:value-type="float">
            <text:p>224.64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71.9" calcext:value-type="float">
            <text:p>71.9</text:p>
          </table:table-cell>
          <table:table-cell table:style-name="ce7" office:value-type="string" calcext:value-type="string">
            <text:p>KG4JIA</text:p>
          </table:table-cell>
          <table:table-cell table:style-name="ce7" office:value-type="string" calcext:value-type="string">
            <text:p>Sunshine, Cherry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6.24" calcext:value-type="float">
            <text:p>66.24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6.075" calcext:value-type="float">
            <text:p>446.075</text:p>
          </table:table-cell>
          <table:table-cell table:style-name="ce7" office:value-type="string" calcext:value-type="string">
            <text:p>0 MHz</text:p>
          </table:table-cell>
          <table:table-cell table:style-name="ce8"/>
          <table:table-cell table:style-name="ce7" office:value-type="string" calcext:value-type="string">
            <text:p>KE4TLC</text:p>
          </table:table-cell>
          <table:table-cell table:style-name="ce7" office:value-type="string" calcext:value-type="string">
            <text:p>Lugoff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66.62" calcext:value-type="float">
            <text:p>66.62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441.9" calcext:value-type="float">
            <text:p>441.9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E4GW</text:p>
          </table:table-cell>
          <table:table-cell table:style-name="ce7" office:value-type="string" calcext:value-type="string">
            <text:p>Martinez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6.77" calcext:value-type="float">
            <text:p>66.77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975" calcext:value-type="float">
            <text:p>444.9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N4DWP</text:p>
          </table:table-cell>
          <table:table-cell table:style-name="ce7" office:value-type="string" calcext:value-type="string">
            <text:p>Polk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6.84" calcext:value-type="float">
            <text:p>66.8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8" calcext:value-type="float">
            <text:p>444.8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46.2 / 146.2</text:p>
          </table:table-cell>
          <table:table-cell table:style-name="ce7" office:value-type="string" calcext:value-type="string">
            <text:p>KE4RAP</text:p>
          </table:table-cell>
          <table:table-cell table:style-name="ce7" office:value-type="string" calcext:value-type="string">
            <text:p>North August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03" calcext:value-type="float">
            <text:p>67.03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146.73" calcext:value-type="float">
            <text:p>146.73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4NAB</text:p>
          </table:table-cell>
          <table:table-cell table:style-name="ce7" office:value-type="string" calcext:value-type="string">
            <text:p>North August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04" calcext:value-type="float">
            <text:p>67.04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927.8" calcext:value-type="float">
            <text:p>927.8</text:p>
          </table:table-cell>
          <table:table-cell table:style-name="ce7" office:value-type="string" calcext:value-type="string">
            <text:p>-25 MHz</text:p>
          </table:table-cell>
          <table:table-cell table:style-name="ce8"/>
          <table:table-cell table:style-name="ce7" office:value-type="string" calcext:value-type="string">
            <text:p>KG4HIR</text:p>
          </table:table-cell>
          <table:table-cell table:style-name="ce7" office:value-type="string" calcext:value-type="string">
            <text:p>North August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04" calcext:value-type="float">
            <text:p>67.04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05" calcext:value-type="float">
            <text:p>442.0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152 / D152</text:p>
          </table:table-cell>
          <table:table-cell table:style-name="ce7" office:value-type="string" calcext:value-type="string">
            <text:p>K4CBA</text:p>
          </table:table-cell>
          <table:table-cell table:style-name="ce7" office:value-type="string" calcext:value-type="string">
            <text:p>Gastonia, Crowder's Mt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7" calcext:value-type="float">
            <text:p>442.7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CSQ</text:p>
          </table:table-cell>
          <table:table-cell table:style-name="ce7" office:value-type="string" calcext:value-type="string">
            <text:p>KC4IRA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775" calcext:value-type="float">
            <text:p>442.7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G4LWG</text:p>
          </table:table-cell>
          <table:table-cell table:style-name="ce7" office:value-type="string" calcext:value-type="string">
            <text:p>Gastonia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75" calcext:value-type="float">
            <text:p>443.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C4ZTI</text:p>
          </table:table-cell>
          <table:table-cell table:style-name="ce7" office:value-type="string" calcext:value-type="string">
            <text:p>Gastonia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927.0375" calcext:value-type="float">
            <text:p>927.037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C4IRA</text:p>
          </table:table-cell>
          <table:table-cell table:style-name="ce7" office:value-type="string" calcext:value-type="string">
            <text:p>Gastonia, Crowd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85" calcext:value-type="float">
            <text:p>442.8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AG4AZ</text:p>
          </table:table-cell>
          <table:table-cell table:style-name="ce7" office:value-type="string" calcext:value-type="string">
            <text:p>Brevard, Rich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27" calcext:value-type="float">
            <text:p>67.2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53.13" calcext:value-type="float">
            <text:p>53.13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4FOT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46" calcext:value-type="float">
            <text:p>67.4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255" calcext:value-type="float">
            <text:p>147.255</text:p>
          </table:table-cell>
          <table:table-cell table:style-name="ce7" office:value-type="string" calcext:value-type="string">
            <text:p>+0.6 MHz</text:p>
          </table:table-cell>
          <table:table-cell table:style-name="ce8"/>
          <table:table-cell table:style-name="ce7" office:value-type="string" calcext:value-type="string">
            <text:p>KJ4JAL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7.46" calcext:value-type="float">
            <text:p>67.4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224.24" calcext:value-type="float">
            <text:p>224.24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A4KNI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46" calcext:value-type="float">
            <text:p>67.4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1.8875" calcext:value-type="float">
            <text:p>441.8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4FOT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7.46" calcext:value-type="float">
            <text:p>67.4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45" calcext:value-type="float">
            <text:p>442.4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A4TOG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7.46" calcext:value-type="float">
            <text:p>67.4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927.55" calcext:value-type="float">
            <text:p>927.5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A4TOG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67.46" calcext:value-type="float">
            <text:p>67.46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985" calcext:value-type="float">
            <text:p>146.98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Eva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67.61" calcext:value-type="float">
            <text:p>67.61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38" calcext:value-type="float">
            <text:p>145.38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J4FCS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7.9" calcext:value-type="float">
            <text:p>67.9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775" calcext:value-type="float">
            <text:p>442.7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J4FCS</text:p>
          </table:table-cell>
          <table:table-cell table:style-name="ce7" office:value-type="string" calcext:value-type="string">
            <text:p>Columbi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7.9" calcext:value-type="float">
            <text:p>67.9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9" calcext:value-type="float">
            <text:p>444.9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Eva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7.92" calcext:value-type="float">
            <text:p>67.92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11" calcext:value-type="float">
            <text:p>145.1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KT4TF</text:p>
          </table:table-cell>
          <table:table-cell table:style-name="ce7" office:value-type="string" calcext:value-type="string">
            <text:p>Fort M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8.38" calcext:value-type="float">
            <text:p>68.38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19" calcext:value-type="float">
            <text:p>145.1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Appling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8.62" calcext:value-type="float">
            <text:p>68.62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9" calcext:value-type="float">
            <text:p>442.9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Appling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8.62" calcext:value-type="float">
            <text:p>68.62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96" calcext:value-type="float">
            <text:p>224.96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N4DWP</text:p>
          </table:table-cell>
          <table:table-cell table:style-name="ce7" office:value-type="string" calcext:value-type="string">
            <text:p>Cherry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8.83" calcext:value-type="float">
            <text:p>68.83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8" calcext:value-type="float">
            <text:p>224.8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KT4TF</text:p>
          </table:table-cell>
          <table:table-cell table:style-name="ce7" office:value-type="string" calcext:value-type="string">
            <text:p>Fort Mi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8.88" calcext:value-type="float">
            <text:p>68.88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08" calcext:value-type="float">
            <text:p>145.08</text:p>
          </table:table-cell>
          <table:table-cell table:style-name="ce7" office:value-type="string" calcext:value-type="string">
            <text:p>+1.4 MHz</text:p>
          </table:table-cell>
          <table:table-cell table:style-name="ce8"/>
          <table:table-cell table:style-name="ce7" office:value-type="string" calcext:value-type="string">
            <text:p>KJ4PYA</text:p>
          </table:table-cell>
          <table:table-cell table:style-name="ce7" office:value-type="string" calcext:value-type="string">
            <text:p>Appling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9.13" calcext:value-type="float">
            <text:p>69.13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5.65" calcext:value-type="float">
            <text:p>445.65</text:p>
          </table:table-cell>
          <table:table-cell table:style-name="ce7" office:value-type="string" calcext:value-type="string">
            <text:p>-5 MHz</text:p>
          </table:table-cell>
          <table:table-cell table:style-name="ce8"/>
          <table:table-cell table:style-name="ce7" office:value-type="string" calcext:value-type="string">
            <text:p>KJ4PYA</text:p>
          </table:table-cell>
          <table:table-cell table:style-name="ce7" office:value-type="string" calcext:value-type="string">
            <text:p>Appling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9.13" calcext:value-type="float">
            <text:p>69.13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249" calcext:value-type="float">
            <text:p>1249</text:p>
          </table:table-cell>
          <table:table-cell table:style-name="ce7" office:value-type="string" calcext:value-type="string">
            <text:p>0 MHz</text:p>
          </table:table-cell>
          <table:table-cell table:style-name="ce8"/>
          <table:table-cell table:style-name="ce7" office:value-type="string" calcext:value-type="string">
            <text:p>KJ4PYA</text:p>
          </table:table-cell>
          <table:table-cell table:style-name="ce7" office:value-type="string" calcext:value-type="string">
            <text:p>Appling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69.13" calcext:value-type="float">
            <text:p>69.13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53.03" calcext:value-type="float">
            <text:p>53.03</text:p>
          </table:table-cell>
          <table:table-cell table:style-name="ce7" office:value-type="string" calcext:value-type="string">
            <text:p>-1 MHz</text:p>
          </table:table-cell>
          <table:table-cell table:style-name="ce8"/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Augusta, Tobacco Road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18" calcext:value-type="float">
            <text:p>69.1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29" calcext:value-type="float">
            <text:p>145.2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W4DV</text:p>
          </table:table-cell>
          <table:table-cell table:style-name="ce7" office:value-type="string" calcext:value-type="string">
            <text:p>South Augusta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18" calcext:value-type="float">
            <text:p>69.1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41" calcext:value-type="float">
            <text:p>145.4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Augusta, Doctors Hospital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18" calcext:value-type="float">
            <text:p>69.1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94" calcext:value-type="float">
            <text:p>146.94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46.2 / 146.2</text:p>
          </table:table-cell>
          <table:table-cell table:style-name="ce7" office:value-type="string" calcext:value-type="string">
            <text:p>KE4RAP</text:p>
          </table:table-cell>
          <table:table-cell table:style-name="ce7" office:value-type="string" calcext:value-type="string">
            <text:p>Augusta, Bon Air Hotel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18" calcext:value-type="float">
            <text:p>69.1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18" calcext:value-type="float">
            <text:p>147.18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W4DV</text:p>
          </table:table-cell>
          <table:table-cell table:style-name="ce7" office:value-type="string" calcext:value-type="string">
            <text:p>South Augusta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18" calcext:value-type="float">
            <text:p>69.1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11" calcext:value-type="float">
            <text:p>145.1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W4DV</text:p>
          </table:table-cell>
          <table:table-cell table:style-name="ce7" office:value-type="string" calcext:value-type="string">
            <text:p>North Augusta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24" calcext:value-type="float">
            <text:p>69.24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3">
          <table:table-cell table:style-name="ce7" office:value-type="float" office:value="444.675" calcext:value-type="float">
            <text:p>444.6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Augusta, Doctors Hospital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24" calcext:value-type="float">
            <text:p>69.24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525" calcext:value-type="float">
            <text:p>444.5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4WBT</text:p>
          </table:table-cell>
          <table:table-cell table:style-name="ce7" office:value-type="string" calcext:value-type="string">
            <text:p>Waxhaw, JAARS Center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87" calcext:value-type="float">
            <text:p>69.87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865" calcext:value-type="float">
            <text:p>146.86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4WBT</text:p>
          </table:table-cell>
          <table:table-cell table:style-name="ce7" office:value-type="string" calcext:value-type="string">
            <text:p>Waxhaw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 Fusion</text:p>
          </table:table-cell>
          <table:table-cell table:style-name="ce7" office:value-type="float" office:value="69.9" calcext:value-type="float">
            <text:p>69.9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2" calcext:value-type="float">
            <text:p>146.82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91.5 / 91.5</text:p>
          </table:table-cell>
          <table:table-cell table:style-name="ce7" office:value-type="string" calcext:value-type="string">
            <text:p>KI4RAX</text:p>
          </table:table-cell>
          <table:table-cell table:style-name="ce7" office:value-type="string" calcext:value-type="string">
            <text:p>Lugoff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91" calcext:value-type="float">
            <text:p>69.91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8" calcext:value-type="float">
            <text:p>441.8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KI4RAX</text:p>
          </table:table-cell>
          <table:table-cell table:style-name="ce7" office:value-type="string" calcext:value-type="string">
            <text:p>Lugoff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69.91" calcext:value-type="float">
            <text:p>69.91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715" calcext:value-type="float">
            <text:p>146.71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4CMB</text:p>
          </table:table-cell>
          <table:table-cell table:style-name="ce7" office:value-type="string" calcext:value-type="string">
            <text:p>Lavonia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70.25" calcext:value-type="float">
            <text:p>70.25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475" calcext:value-type="float">
            <text:p>442.4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203.5" calcext:value-type="float">
            <text:p>203.5</text:p>
          </table:table-cell>
          <table:table-cell table:style-name="ce7" office:value-type="string" calcext:value-type="string">
            <text:p>W4CMB</text:p>
          </table:table-cell>
          <table:table-cell table:style-name="ce7" office:value-type="string" calcext:value-type="string">
            <text:p>Lavonia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70.25" calcext:value-type="float">
            <text:p>70.25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2" calcext:value-type="float">
            <text:p>443.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51.4" calcext:value-type="float">
            <text:p>151.4</text:p>
          </table:table-cell>
          <table:table-cell table:style-name="ce7" office:value-type="string" calcext:value-type="string">
            <text:p>W4CMB</text:p>
          </table:table-cell>
          <table:table-cell table:style-name="ce7" office:value-type="string" calcext:value-type="string">
            <text:p>Lavonia, 911 Gerard Road Tower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0.43" calcext:value-type="float">
            <text:p>70.43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5375" calcext:value-type="float">
            <text:p>442.5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N4SWB</text:p>
          </table:table-cell>
          <table:table-cell table:style-name="ce7" office:value-type="string" calcext:value-type="string">
            <text:p>Walhalla, Long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70.66" calcext:value-type="float">
            <text:p>70.66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875" calcext:value-type="float">
            <text:p>444.8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TWX</text:p>
          </table:table-cell>
          <table:table-cell table:style-name="ce7" office:value-type="string" calcext:value-type="string">
            <text:p>Rosma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1.11" calcext:value-type="float">
            <text:p>71.11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927.0125" calcext:value-type="float">
            <text:p>927.012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A4YMY</text:p>
          </table:table-cell>
          <table:table-cell table:style-name="ce7" office:value-type="string" calcext:value-type="string">
            <text:p>Gastonia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71.58" calcext:value-type="float">
            <text:p>71.58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23" calcext:value-type="float">
            <text:p>145.2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18.8 / 118.8</text:p>
          </table:table-cell>
          <table:table-cell table:style-name="ce7" office:value-type="string" calcext:value-type="string">
            <text:p>W4BFB</text:p>
          </table:table-cell>
          <table:table-cell table:style-name="ce7" office:value-type="string" calcext:value-type="string">
            <text:p>Ranlo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1.58" calcext:value-type="float">
            <text:p>71.58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9875" calcext:value-type="float">
            <text:p>443.98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A4YMZ</text:p>
          </table:table-cell>
          <table:table-cell table:style-name="ce7" office:value-type="string" calcext:value-type="string">
            <text:p>Gastonia, Spencer Mt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71.6" calcext:value-type="float">
            <text:p>71.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12" calcext:value-type="float">
            <text:p>147.12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N4GAS</text:p>
          </table:table-cell>
          <table:table-cell table:style-name="ce7" office:value-type="string" calcext:value-type="string">
            <text:p>Ranlo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1.6" calcext:value-type="float">
            <text:p>71.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86" calcext:value-type="float">
            <text:p>224.86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N4GAS</text:p>
          </table:table-cell>
          <table:table-cell table:style-name="ce7" office:value-type="string" calcext:value-type="string">
            <text:p>Ranlo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1.6" calcext:value-type="float">
            <text:p>71.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55" calcext:value-type="float">
            <text:p>444.5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N4GAS</text:p>
          </table:table-cell>
          <table:table-cell table:style-name="ce7" office:value-type="string" calcext:value-type="string">
            <text:p>Ranlo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1.6" calcext:value-type="float">
            <text:p>71.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5.725" calcext:value-type="float">
            <text:p>445.725</text:p>
          </table:table-cell>
          <table:table-cell table:style-name="ce7" office:value-type="string" calcext:value-type="string">
            <text:p>-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4GAS</text:p>
          </table:table-cell>
          <table:table-cell table:style-name="ce7" office:value-type="string" calcext:value-type="string">
            <text:p>Ranlo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71.6" calcext:value-type="float">
            <text:p>71.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2875" calcext:value-type="float">
            <text:p>444.2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Beech Islan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71.99" calcext:value-type="float">
            <text:p>71.99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7" calcext:value-type="float">
            <text:p>444.7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RAN</text:p>
          </table:table-cell>
          <table:table-cell table:style-name="ce7" office:value-type="string" calcext:value-type="string">
            <text:p>KA4YMY</text:p>
          </table:table-cell>
          <table:table-cell table:style-name="ce7" office:value-type="string" calcext:value-type="string">
            <text:p>Gastonia, Spencer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NXDN</text:p>
          </table:table-cell>
          <table:table-cell table:style-name="ce7" office:value-type="float" office:value="72.25" calcext:value-type="float">
            <text:p>72.25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02" calcext:value-type="float">
            <text:p>224.02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82.5" calcext:value-type="float">
            <text:p>82.5</text:p>
          </table:table-cell>
          <table:table-cell table:style-name="ce7" office:value-type="string" calcext:value-type="string">
            <text:p>KA4YMZ</text:p>
          </table:table-cell>
          <table:table-cell table:style-name="ce7" office:value-type="string" calcext:value-type="string">
            <text:p>Dallas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2.6" calcext:value-type="float">
            <text:p>72.6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45" calcext:value-type="float">
            <text:p>444.4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82.5 / 82.5</text:p>
          </table:table-cell>
          <table:table-cell table:style-name="ce7" office:value-type="string" calcext:value-type="string">
            <text:p>W4CQ</text:p>
          </table:table-cell>
          <table:table-cell table:style-name="ce7" office:value-type="string" calcext:value-type="string">
            <text:p>Dallas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2.6" calcext:value-type="float">
            <text:p>72.6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147.345" calcext:value-type="float">
            <text:p>147.34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Beech Islan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3.56" calcext:value-type="float">
            <text:p>73.56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125" calcext:value-type="float">
            <text:p>443.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Beech Islan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3.56" calcext:value-type="float">
            <text:p>73.56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145.27" calcext:value-type="float">
            <text:p>145.2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A4KNI</text:p>
          </table:table-cell>
          <table:table-cell table:style-name="ce7" office:value-type="string" calcext:value-type="string">
            <text:p>Hendersonville, Bearwallow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3.75" calcext:value-type="float">
            <text:p>73.75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9625" calcext:value-type="float">
            <text:p>442.96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NC4BS</text:p>
          </table:table-cell>
          <table:table-cell table:style-name="ce7" office:value-type="string" calcext:value-type="string">
            <text:p>Bearwallow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73.77" calcext:value-type="float">
            <text:p>73.77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64" calcext:value-type="float">
            <text:p>146.64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B4YAO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3.81" calcext:value-type="float">
            <text:p>73.81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105" calcext:value-type="float">
            <text:p>147.10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91.5 / 79.7</text:p>
          </table:table-cell>
          <table:table-cell table:style-name="ce7" office:value-type="string" calcext:value-type="string">
            <text:p>WA4KNI</text:p>
          </table:table-cell>
          <table:table-cell table:style-name="ce7" office:value-type="string" calcext:value-type="string">
            <text:p>Henderson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3.81" calcext:value-type="float">
            <text:p>73.81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444.25" calcext:value-type="float">
            <text:p>444.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A4KNI</text:p>
          </table:table-cell>
          <table:table-cell table:style-name="ce7" office:value-type="string" calcext:value-type="string">
            <text:p>Hendersonville, Bearwallow Mt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3.85" calcext:value-type="float">
            <text:p>73.85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35" calcext:value-type="float">
            <text:p>145.3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82.5 / 82.5</text:p>
          </table:table-cell>
          <table:table-cell table:style-name="ce7" office:value-type="string" calcext:value-type="string">
            <text:p>K4ITL</text:p>
          </table:table-cell>
          <table:table-cell table:style-name="ce7" office:value-type="string" calcext:value-type="string">
            <text:p>Dallas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3.96" calcext:value-type="float">
            <text:p>73.96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175" calcext:value-type="float">
            <text:p>444.1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N4HRS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5.08" calcext:value-type="float">
            <text:p>75.08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442.2" calcext:value-type="float">
            <text:p>442.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KJ4YLO</text:p>
          </table:table-cell>
          <table:table-cell table:style-name="ce7" office:value-type="string" calcext:value-type="string">
            <text:p>Mountain Rest, Oconee State Park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75.12" calcext:value-type="float">
            <text:p>75.12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03" calcext:value-type="float">
            <text:p>147.0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KJ4YLP</text:p>
          </table:table-cell>
          <table:table-cell table:style-name="ce7" office:value-type="string" calcext:value-type="string">
            <text:p>Mountain Rest, Long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5.13" calcext:value-type="float">
            <text:p>75.13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29" calcext:value-type="float">
            <text:p>145.2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62.2 / 162.2</text:p>
          </table:table-cell>
          <table:table-cell table:style-name="ce7" office:value-type="string" calcext:value-type="string">
            <text:p>K4WD</text:p>
          </table:table-cell>
          <table:table-cell table:style-name="ce7" office:value-type="string" calcext:value-type="string">
            <text:p>Walhalla, Long Mountai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5.17" calcext:value-type="float">
            <text:p>75.17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015" calcext:value-type="float">
            <text:p>147.01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41.3 / 141.3</text:p>
          </table:table-cell>
          <table:table-cell table:style-name="ce7" office:value-type="string" calcext:value-type="string">
            <text:p>NC4LC</text:p>
          </table:table-cell>
          <table:table-cell table:style-name="ce7" office:value-type="string" calcext:value-type="string">
            <text:p>Lincolnt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7.78" calcext:value-type="float">
            <text:p>77.78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35" calcext:value-type="float">
            <text:p>442.3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41.3 / 141.3</text:p>
          </table:table-cell>
          <table:table-cell table:style-name="ce7" office:value-type="string" calcext:value-type="string">
            <text:p>WA4YGD</text:p>
          </table:table-cell>
          <table:table-cell table:style-name="ce7" office:value-type="string" calcext:value-type="string">
            <text:p>Lincolnt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7.78" calcext:value-type="float">
            <text:p>77.78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775" calcext:value-type="float">
            <text:p>442.7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7.3" calcext:value-type="float">
            <text:p>127.3</text:p>
          </table:table-cell>
          <table:table-cell table:style-name="ce7" office:value-type="string" calcext:value-type="string">
            <text:p>N4LRD</text:p>
          </table:table-cell>
          <table:table-cell table:style-name="ce7" office:value-type="string" calcext:value-type="string">
            <text:p>Mountain Rest, Long Mtn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7.83" calcext:value-type="float">
            <text:p>77.83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1125" calcext:value-type="float">
            <text:p>444.1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 NAC 293 167.9</text:p>
          </table:table-cell>
          <table:table-cell table:style-name="ce7" office:value-type="string" calcext:value-type="string">
            <text:p>W4PFT</text:p>
          </table:table-cell>
          <table:table-cell table:style-name="ce7" office:value-type="string" calcext:value-type="string">
            <text:p>Carnesville, Water Tower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DMR P-25</text:p>
          </table:table-cell>
          <table:table-cell table:style-name="ce7" office:value-type="float" office:value="77.86" calcext:value-type="float">
            <text:p>77.86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95" calcext:value-type="float">
            <text:p>146.89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4CMB</text:p>
          </table:table-cell>
          <table:table-cell table:style-name="ce7" office:value-type="string" calcext:value-type="string">
            <text:p>Carnesville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7.86" calcext:value-type="float">
            <text:p>77.86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147.045" calcext:value-type="float">
            <text:p>147.04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27.3" calcext:value-type="float">
            <text:p>127.3</text:p>
          </table:table-cell>
          <table:table-cell table:style-name="ce7" office:value-type="string" calcext:value-type="string">
            <text:p>NA4CC</text:p>
          </table:table-cell>
          <table:table-cell table:style-name="ce7" office:value-type="string" calcext:value-type="string">
            <text:p>Connelly Springs, South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7.99" calcext:value-type="float">
            <text:p>77.9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6">
          <table:table-cell table:style-name="ce7" office:value-type="float" office:value="444.675" calcext:value-type="float">
            <text:p>444.6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W4WBT</text:p>
          </table:table-cell>
          <table:table-cell table:style-name="ce7" office:value-type="string" calcext:value-type="string">
            <text:p>Charlotte, Two Wells Fargo Center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3" calcext:value-type="float">
            <text:p>78.3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06" calcext:value-type="float">
            <text:p>147.06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WB4ETF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34" calcext:value-type="float">
            <text:p>78.34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125" calcext:value-type="float">
            <text:p>442.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29" calcext:value-type="float">
            <text:p>145.2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18.8 / 118.8</text:p>
          </table:table-cell>
          <table:table-cell table:style-name="ce7" office:value-type="string" calcext:value-type="string">
            <text:p>W4BFB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4" calcext:value-type="float">
            <text:p>224.4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4BFB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95" calcext:value-type="float">
            <text:p>443.9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D4OWV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05" calcext:value-type="float">
            <text:p>444.0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36.5" calcext:value-type="float">
            <text:p>136.5</text:p>
          </table:table-cell>
          <table:table-cell table:style-name="ce7" office:value-type="string" calcext:value-type="string">
            <text:p>K4CBA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35" calcext:value-type="float">
            <text:p>444.3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51.4" calcext:value-type="float">
            <text:p>151.4</text:p>
          </table:table-cell>
          <table:table-cell table:style-name="ce7" office:value-type="string" calcext:value-type="string">
            <text:p>K4KAY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475" calcext:value-type="float">
            <text:p>444.4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I4PJL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6" calcext:value-type="float">
            <text:p>444.6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8.8" calcext:value-type="float">
            <text:p>118.8</text:p>
          </table:table-cell>
          <table:table-cell table:style-name="ce7" office:value-type="string" calcext:value-type="string">
            <text:p>W4BFB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95" calcext:value-type="float">
            <text:p>444.9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36.5 / 136.5</text:p>
          </table:table-cell>
          <table:table-cell table:style-name="ce7" office:value-type="string" calcext:value-type="string">
            <text:p>WA1WXL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927.6125" calcext:value-type="float">
            <text:p>927.612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float" office:value="118.8" calcext:value-type="float">
            <text:p>118.8</text:p>
          </table:table-cell>
          <table:table-cell table:style-name="ce7" office:value-type="string" calcext:value-type="string">
            <text:p>K4KAY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8.51" calcext:value-type="float">
            <text:p>78.5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442.575" calcext:value-type="float">
            <text:p>442.5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82.5" calcext:value-type="float">
            <text:p>82.5</text:p>
          </table:table-cell>
          <table:table-cell table:style-name="ce7" office:value-type="string" calcext:value-type="string">
            <text:p>NA4CC</text:p>
          </table:table-cell>
          <table:table-cell table:style-name="ce7" office:value-type="string" calcext:value-type="string">
            <text:p>Connelly Springs, South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79.56" calcext:value-type="float">
            <text:p>79.56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09" calcext:value-type="float">
            <text:p>147.09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56.7" calcext:value-type="float">
            <text:p>156.7</text:p>
          </table:table-cell>
          <table:table-cell table:style-name="ce7" office:value-type="string" calcext:value-type="string">
            <text:p>KJ4QLH</text:p>
          </table:table-cell>
          <table:table-cell table:style-name="ce7" office:value-type="string" calcext:value-type="string">
            <text:p>Neese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79.83" calcext:value-type="float">
            <text:p>79.8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745" calcext:value-type="float">
            <text:p>146.74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C4QPR</text:p>
          </table:table-cell>
          <table:table-cell table:style-name="ce7" office:value-type="string" calcext:value-type="string">
            <text:p>Morganton, Walker Top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1.58" calcext:value-type="float">
            <text:p>81.58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3" calcext:value-type="float">
            <text:p>442.3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C4QPR</text:p>
          </table:table-cell>
          <table:table-cell table:style-name="ce7" office:value-type="string" calcext:value-type="string">
            <text:p>Morganton, Walker Top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1.58" calcext:value-type="float">
            <text:p>81.58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4">
          <table:table-cell table:style-name="ce7" office:value-type="float" office:value="444.2" calcext:value-type="float">
            <text:p>444.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4ENR</text:p>
          </table:table-cell>
          <table:table-cell table:style-name="ce7" office:value-type="string" calcext:value-type="string">
            <text:p>Vale, Maiden Rescue Squad (West)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82.34" calcext:value-type="float">
            <text:p>82.3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3">
          <table:table-cell table:style-name="ce7" office:value-type="float" office:value="444.85" calcext:value-type="float">
            <text:p>444.8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D4PVE</text:p>
          </table:table-cell>
          <table:table-cell table:style-name="ce7" office:value-type="string" calcext:value-type="string">
            <text:p>Marion, Grant'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2.49" calcext:value-type="float">
            <text:p>82.4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76" calcext:value-type="float">
            <text:p>146.76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N2GE</text:p>
          </table:table-cell>
          <table:table-cell table:style-name="ce7" office:value-type="string" calcext:value-type="string">
            <text:p>Canton, Mount Pisgah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2.87" calcext:value-type="float">
            <text:p>82.8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26" calcext:value-type="float">
            <text:p>224.26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N2GE</text:p>
          </table:table-cell>
          <table:table-cell table:style-name="ce7" office:value-type="string" calcext:value-type="string">
            <text:p>Canton, Mount Pisgah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2.87" calcext:value-type="float">
            <text:p>82.87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39" calcext:value-type="float">
            <text:p>145.3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94.8 / 94.8</text:p>
          </table:table-cell>
          <table:table-cell table:style-name="ce7" office:value-type="string" calcext:value-type="string">
            <text:p>NC4UC</text:p>
          </table:table-cell>
          <table:table-cell table:style-name="ce7" office:value-type="string" calcext:value-type="string">
            <text:p>Monro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83.27" calcext:value-type="float">
            <text:p>83.27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3" calcext:value-type="float">
            <text:p>444.3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W4ZO</text:p>
          </table:table-cell>
          <table:table-cell table:style-name="ce7" office:value-type="string" calcext:value-type="string">
            <text:p>Monro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27" calcext:value-type="float">
            <text:p>83.27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425" calcext:value-type="float">
            <text:p>444.4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NC4UC</text:p>
          </table:table-cell>
          <table:table-cell table:style-name="ce7" office:value-type="string" calcext:value-type="string">
            <text:p>Monro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27" calcext:value-type="float">
            <text:p>83.27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6" calcext:value-type="float">
            <text:p>444.6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D4CED</text:p>
          </table:table-cell>
          <table:table-cell table:style-name="ce7" office:value-type="string" calcext:value-type="string">
            <text:p>Cashiers, Big Sheepcliff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3.33" calcext:value-type="float">
            <text:p>83.33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35" calcext:value-type="float">
            <text:p>145.3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D4CED</text:p>
          </table:table-cell>
          <table:table-cell table:style-name="ce7" office:value-type="string" calcext:value-type="string">
            <text:p>Cashiers, Big Sheepcliff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33" calcext:value-type="float">
            <text:p>83.33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25" calcext:value-type="float">
            <text:p>145.2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71.9" calcext:value-type="float">
            <text:p>71.9</text:p>
          </table:table-cell>
          <table:table-cell table:style-name="ce7" office:value-type="string" calcext:value-type="string">
            <text:p>K4TRS</text:p>
          </table:table-cell>
          <table:table-cell table:style-name="ce7" office:value-type="string" calcext:value-type="string">
            <text:p>Toccoa, Toccoa Fall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83.33" calcext:value-type="float">
            <text:p>83.33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33" calcext:value-type="float">
            <text:p>147.33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27.3" calcext:value-type="float">
            <text:p>127.3</text:p>
          </table:table-cell>
          <table:table-cell table:style-name="ce7" office:value-type="string" calcext:value-type="string">
            <text:p>KR4CW</text:p>
          </table:table-cell>
          <table:table-cell table:style-name="ce7" office:value-type="string" calcext:value-type="string">
            <text:p>Toccoa, Toccoa Fall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33" calcext:value-type="float">
            <text:p>83.33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1.925" calcext:value-type="float">
            <text:p>441.9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I4AEM</text:p>
          </table:table-cell>
          <table:table-cell table:style-name="ce7" office:value-type="string" calcext:value-type="string">
            <text:p>Toccoa, Toccoa Fall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33" calcext:value-type="float">
            <text:p>83.33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52" calcext:value-type="float">
            <text:p>224.52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4MOE</text:p>
          </table:table-cell>
          <table:table-cell table:style-name="ce7" office:value-type="string" calcext:value-type="string">
            <text:p>Asheville, Stradley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39" calcext:value-type="float">
            <text:p>83.39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67" calcext:value-type="float">
            <text:p>146.6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AD4U</text:p>
          </table:table-cell>
          <table:table-cell table:style-name="ce7" office:value-type="string" calcext:value-type="string">
            <text:p>St Matthew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83" calcext:value-type="float">
            <text:p>83.8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4125" calcext:value-type="float">
            <text:p>442.41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4ZO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3.9" calcext:value-type="float">
            <text:p>83.9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94" calcext:value-type="float">
            <text:p>146.94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18.8 / 118.8</text:p>
          </table:table-cell>
          <table:table-cell table:style-name="ce7" office:value-type="string" calcext:value-type="string">
            <text:p>W4BFB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3.92" calcext:value-type="float">
            <text:p>83.92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146.985" calcext:value-type="float">
            <text:p>146.98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18.8" calcext:value-type="float">
            <text:p>118.8</text:p>
          </table:table-cell>
          <table:table-cell table:style-name="ce7" office:value-type="string" calcext:value-type="string">
            <text:p>WD4PVE</text:p>
          </table:table-cell>
          <table:table-cell table:style-name="ce7" office:value-type="string" calcext:value-type="string">
            <text:p>Mari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4.29" calcext:value-type="float">
            <text:p>84.29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4">
          <table:table-cell table:style-name="ce7" office:value-type="float" office:value="145.45" calcext:value-type="float">
            <text:p>145.4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4ZKM</text:p>
          </table:table-cell>
          <table:table-cell table:style-name="ce7" office:value-type="string" calcext:value-type="string">
            <text:p>Jackson , SRS “C” Road near Central Shops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4.38" calcext:value-type="float">
            <text:p>84.3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65" calcext:value-type="float">
            <text:p>444.6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67.9 / 167.9</text:p>
          </table:table-cell>
          <table:table-cell table:style-name="ce7" office:value-type="string" calcext:value-type="string">
            <text:p>WD4NFT</text:p>
          </table:table-cell>
          <table:table-cell table:style-name="ce7" office:value-type="string" calcext:value-type="string">
            <text:p>Highlands, Big Bearpen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4.85" calcext:value-type="float">
            <text:p>84.85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15" calcext:value-type="float">
            <text:p>442.1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E4MU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4.91" calcext:value-type="float">
            <text:p>84.91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53.37" calcext:value-type="float">
            <text:p>53.37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4JMY</text:p>
          </table:table-cell>
          <table:table-cell table:style-name="ce7" office:value-type="string" calcext:value-type="string">
            <text:p>Pagelan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5.12" calcext:value-type="float">
            <text:p>85.1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95" calcext:value-type="float">
            <text:p>146.89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W4APE</text:p>
          </table:table-cell>
          <table:table-cell table:style-name="ce7" office:value-type="string" calcext:value-type="string">
            <text:p>Pagelan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85.12" calcext:value-type="float">
            <text:p>85.1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17" calcext:value-type="float">
            <text:p>145.17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88.5 / 88.5</text:p>
          </table:table-cell>
          <table:table-cell table:style-name="ce7" office:value-type="string" calcext:value-type="string">
            <text:p>KT4NC</text:p>
          </table:table-cell>
          <table:table-cell table:style-name="ce7" office:value-type="string" calcext:value-type="string">
            <text:p>Maide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5.2" calcext:value-type="float">
            <text:p>85.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725" calcext:value-type="float">
            <text:p>442.7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KD4ADL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6.06" calcext:value-type="float">
            <text:p>86.0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44" calcext:value-type="float">
            <text:p>147.44</text:p>
          </table:table-cell>
          <table:table-cell table:style-name="ce7" office:value-type="string" calcext:value-type="string">
            <text:p>0 MHz</text:p>
          </table:table-cell>
          <table:table-cell table:style-name="ce8"/>
          <table:table-cell table:style-name="ce7" office:value-type="string" calcext:value-type="string">
            <text:p>KO4T</text:p>
          </table:table-cell>
          <table:table-cell table:style-name="ce7" office:value-type="string" calcext:value-type="string">
            <text:p>Morganton, Salem Communit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86.33" calcext:value-type="float">
            <text:p>86.33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025" calcext:value-type="float">
            <text:p>444.0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 NAC</text:p>
          </table:table-cell>
          <table:table-cell table:style-name="ce7" office:value-type="string" calcext:value-type="string">
            <text:p>KI4WXS</text:p>
          </table:table-cell>
          <table:table-cell table:style-name="ce7" office:value-type="string" calcext:value-type="string">
            <text:p>Charlotte, Hood Roa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 DSTAR P-25 Fusion</text:p>
          </table:table-cell>
          <table:table-cell table:style-name="ce7" office:value-type="float" office:value="86.38" calcext:value-type="float">
            <text:p>86.38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14" calcext:value-type="float">
            <text:p>145.14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KI4WXS</text:p>
          </table:table-cell>
          <table:table-cell table:style-name="ce7" office:value-type="string" calcext:value-type="string">
            <text:p>Charlotte, Charlotte Hood Roa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86.39" calcext:value-type="float">
            <text:p>86.39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1" calcext:value-type="float">
            <text:p>443.1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I4WXS</text:p>
          </table:table-cell>
          <table:table-cell table:style-name="ce7" office:value-type="string" calcext:value-type="string">
            <text:p>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usion WIRES-X</text:p>
          </table:table-cell>
          <table:table-cell table:style-name="ce7" office:value-type="float" office:value="86.39" calcext:value-type="float">
            <text:p>86.39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425" calcext:value-type="float">
            <text:p>442.4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053 / D053</text:p>
          </table:table-cell>
          <table:table-cell table:style-name="ce7" office:value-type="string" calcext:value-type="string">
            <text:p>AC4JK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86.72" calcext:value-type="float">
            <text:p>86.72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4">
          <table:table-cell table:style-name="ce7" office:value-type="float" office:value="442.65" calcext:value-type="float">
            <text:p>442.6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NAC 293 88.5 / 88.5</text:p>
          </table:table-cell>
          <table:table-cell table:style-name="ce7" office:value-type="string" calcext:value-type="string">
            <text:p>W0UNC</text:p>
          </table:table-cell>
          <table:table-cell table:style-name="ce7" office:value-type="string" calcext:value-type="string">
            <text:p>Charlotte, Atkins Library at UNC Charlot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 P-25</text:p>
          </table:table-cell>
          <table:table-cell table:style-name="ce7" office:value-type="float" office:value="86.78" calcext:value-type="float">
            <text:p>86.78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53.27" calcext:value-type="float">
            <text:p>53.27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WD4BQW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14" calcext:value-type="float">
            <text:p>87.14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35" calcext:value-type="float">
            <text:p>146.835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B4PLA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14" calcext:value-type="float">
            <text:p>87.14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6" calcext:value-type="float">
            <text:p>224.6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I4DNY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14" calcext:value-type="float">
            <text:p>87.14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55" calcext:value-type="float">
            <text:p>442.5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A4TOG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7.14" calcext:value-type="float">
            <text:p>87.14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2.65" calcext:value-type="float">
            <text:p>442.6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4HCU</text:p>
          </table:table-cell>
          <table:table-cell table:style-name="ce7" office:value-type="string" calcext:value-type="string">
            <text:p>Asheville, Spivey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14" calcext:value-type="float">
            <text:p>87.14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275" calcext:value-type="float">
            <text:p>443.2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3.5" calcext:value-type="float">
            <text:p>103.5</text:p>
          </table:table-cell>
          <table:table-cell table:style-name="ce7" office:value-type="string" calcext:value-type="string">
            <text:p>KF4TLA</text:p>
          </table:table-cell>
          <table:table-cell table:style-name="ce7" office:value-type="string" calcext:value-type="string">
            <text:p>Ashe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14" calcext:value-type="float">
            <text:p>87.14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225" calcext:value-type="float">
            <text:p>443.2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W8EMX</text:p>
          </table:table-cell>
          <table:table-cell table:style-name="ce7" office:value-type="string" calcext:value-type="string">
            <text:p>Hunters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45" calcext:value-type="float">
            <text:p>87.45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075" calcext:value-type="float">
            <text:p>444.0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C4IRA</text:p>
          </table:table-cell>
          <table:table-cell table:style-name="ce7" office:value-type="string" calcext:value-type="string">
            <text:p>Maiden, Anderson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47" calcext:value-type="float">
            <text:p>87.47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88" calcext:value-type="float">
            <text:p>146.88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Orange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83" calcext:value-type="float">
            <text:p>87.8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5875" calcext:value-type="float">
            <text:p>440.5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Orange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7.83" calcext:value-type="float">
            <text:p>87.8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75" calcext:value-type="float">
            <text:p>441.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Orange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83" calcext:value-type="float">
            <text:p>87.8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06" calcext:value-type="float">
            <text:p>147.06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Wedgefiel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87.85" calcext:value-type="float">
            <text:p>87.85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21" calcext:value-type="float">
            <text:p>145.2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4OLC</text:p>
          </table:table-cell>
          <table:table-cell table:style-name="ce7" office:value-type="string" calcext:value-type="string">
            <text:p>Morganton, High Peak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92" calcext:value-type="float">
            <text:p>87.92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15" calcext:value-type="float">
            <text:p>147.1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94.8 / CSQ</text:p>
          </table:table-cell>
          <table:table-cell table:style-name="ce7" office:value-type="string" calcext:value-type="string">
            <text:p>KM4VIQ</text:p>
          </table:table-cell>
          <table:table-cell table:style-name="ce7" office:value-type="string" calcext:value-type="string">
            <text:p>Morganton, High Peak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7.97" calcext:value-type="float">
            <text:p>87.97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Testing</text:p>
          </table:table-cell>
          <table:table-cell table:number-columns-repeated="1013"/>
        </table:table-row>
        <table:table-row table:style-name="ro3">
          <table:table-cell table:style-name="ce7" office:value-type="float" office:value="444.65" calcext:value-type="float">
            <text:p>444.6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Denver, Anderson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87.98" calcext:value-type="float">
            <text:p>87.98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95" calcext:value-type="float">
            <text:p>443.9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N4HRS</text:p>
          </table:table-cell>
          <table:table-cell table:style-name="ce7" office:value-type="string" calcext:value-type="string">
            <text:p>Winga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8.42" calcext:value-type="float">
            <text:p>88.4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3875" calcext:value-type="float">
            <text:p>444.3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4ZO</text:p>
          </table:table-cell>
          <table:table-cell table:style-name="ce7" office:value-type="string" calcext:value-type="string">
            <text:p>Winga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88.42" calcext:value-type="float">
            <text:p>88.4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8625" calcext:value-type="float">
            <text:p>444.86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FAN</text:p>
          </table:table-cell>
          <table:table-cell table:style-name="ce7" office:value-type="string" calcext:value-type="string">
            <text:p>Wingat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88.42" calcext:value-type="float">
            <text:p>88.42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925" calcext:value-type="float">
            <text:p>146.92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W4APE</text:p>
          </table:table-cell>
          <table:table-cell table:style-name="ce7" office:value-type="string" calcext:value-type="string">
            <text:p>Lucknow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88.49" calcext:value-type="float">
            <text:p>88.49</text:p>
          </table:table-cell>
          <table:table-cell table:style-name="ce7" office:value-type="string" calcext:value-type="string">
            <text:p>E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805" calcext:value-type="float">
            <text:p>146.80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KJ4QLH</text:p>
          </table:table-cell>
          <table:table-cell table:style-name="ce7" office:value-type="string" calcext:value-type="string">
            <text:p>Orange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8.66" calcext:value-type="float">
            <text:p>88.66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3.8" calcext:value-type="float">
            <text:p>443.8</text:p>
          </table:table-cell>
          <table:table-cell table:style-name="ce7" office:value-type="string" calcext:value-type="string">
            <text:p>+5.025 MHz</text:p>
          </table:table-cell>
          <table:table-cell table:style-name="ce8"/>
          <table:table-cell table:style-name="ce7" office:value-type="string" calcext:value-type="string">
            <text:p>KC4QZL</text:p>
          </table:table-cell>
          <table:table-cell table:style-name="ce7" office:value-type="string" calcext:value-type="string">
            <text:p>Morgant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8.84" calcext:value-type="float">
            <text:p>88.84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625" calcext:value-type="float">
            <text:p>444.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N4HRS</text:p>
          </table:table-cell>
          <table:table-cell table:style-name="ce7" office:value-type="string" calcext:value-type="string">
            <text:p>Morganton, Jonas Ridg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8.84" calcext:value-type="float">
            <text:p>88.84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825" calcext:value-type="float">
            <text:p>444.8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10.9" calcext:value-type="float">
            <text:p>110.9</text:p>
          </table:table-cell>
          <table:table-cell table:style-name="ce7" office:value-type="string" calcext:value-type="string">
            <text:p>KD4ADL</text:p>
          </table:table-cell>
          <table:table-cell table:style-name="ce7" office:value-type="string" calcext:value-type="string">
            <text:p>Fairview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8.84" calcext:value-type="float">
            <text:p>88.84</text:p>
          </table:table-cell>
          <table:table-cell table:style-name="ce7" office:value-type="string" calcext:value-type="string">
            <text:p>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6.91" calcext:value-type="float">
            <text:p>146.91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4MOE</text:p>
          </table:table-cell>
          <table:table-cell table:style-name="ce7" office:value-type="string" calcext:value-type="string">
            <text:p>Asheville, Spivey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8.9" calcext:value-type="float">
            <text:p>88.9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78" calcext:value-type="float">
            <text:p>224.78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KO4BR</text:p>
          </table:table-cell>
          <table:table-cell table:style-name="ce7" office:value-type="string" calcext:value-type="string">
            <text:p>Orange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9.27" calcext:value-type="float">
            <text:p>89.2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975" calcext:value-type="float">
            <text:p>444.9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AD4U</text:p>
          </table:table-cell>
          <table:table-cell table:style-name="ce7" office:value-type="string" calcext:value-type="string">
            <text:p>Orangebu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9.27" calcext:value-type="float">
            <text:p>89.2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9.25" calcext:value-type="float">
            <text:p>449.25</text:p>
          </table:table-cell>
          <table:table-cell table:style-name="ce7" office:value-type="string" calcext:value-type="string">
            <text:p>-5 MHz</text:p>
          </table:table-cell>
          <table:table-cell table:style-name="ce7" office:value-type="float" office:value="156.7" calcext:value-type="float">
            <text:p>156.7</text:p>
          </table:table-cell>
          <table:table-cell table:style-name="ce7" office:value-type="string" calcext:value-type="string">
            <text:p>KK4BQ</text:p>
          </table:table-cell>
          <table:table-cell table:style-name="ce7" office:value-type="string" calcext:value-type="string">
            <text:p>Barnwe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9.62" calcext:value-type="float">
            <text:p>89.62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147.375" calcext:value-type="float">
            <text:p>147.37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KK4BQ</text:p>
          </table:table-cell>
          <table:table-cell table:style-name="ce7" office:value-type="string" calcext:value-type="string">
            <text:p>Barnwe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89.62" calcext:value-type="float">
            <text:p>89.62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6">
          <table:table-cell table:style-name="ce7" office:value-type="float" office:value="442.375" calcext:value-type="float">
            <text:p>442.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2 NAC 386 RAN D115 / D115</text:p>
          </table:table-cell>
          <table:table-cell table:style-name="ce7" office:value-type="string" calcext:value-type="string">
            <text:p>KZ4FOX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DMR DSTAR NXDN P-25 Fusion</text:p>
          </table:table-cell>
          <table:table-cell table:style-name="ce7" office:value-type="float" office:value="90.31" calcext:value-type="float">
            <text:p>90.31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6625" calcext:value-type="float">
            <text:p>440.66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0</text:p>
          </table:table-cell>
          <table:table-cell table:style-name="ce7" office:value-type="string" calcext:value-type="string">
            <text:p>KZ4FOX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0.33" calcext:value-type="float">
            <text:p>90.33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075" calcext:value-type="float">
            <text:p>147.07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88.5" calcext:value-type="float">
            <text:p>88.5</text:p>
          </table:table-cell>
          <table:table-cell table:style-name="ce7" office:value-type="string" calcext:value-type="string">
            <text:p>KT4NC</text:p>
          </table:table-cell>
          <table:table-cell table:style-name="ce7" office:value-type="string" calcext:value-type="string">
            <text:p>Newt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0.82" calcext:value-type="float">
            <text:p>90.8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625" calcext:value-type="float">
            <text:p>442.6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E4KIV</text:p>
          </table:table-cell>
          <table:table-cell table:style-name="ce7" office:value-type="string" calcext:value-type="string">
            <text:p>Newt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0.82" calcext:value-type="float">
            <text:p>90.8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6.64" calcext:value-type="float">
            <text:p>146.64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BRK</text:p>
          </table:table-cell>
          <table:table-cell table:style-name="ce7" office:value-type="string" calcext:value-type="string">
            <text:p>Waynesboro, Greens Cut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90.86" calcext:value-type="float">
            <text:p>90.86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1" calcext:value-type="float">
            <text:p>444.1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4BRK</text:p>
          </table:table-cell>
          <table:table-cell table:style-name="ce7" office:value-type="string" calcext:value-type="string">
            <text:p>Waynesboro, Greens Cut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90.86" calcext:value-type="float">
            <text:p>90.86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43" calcext:value-type="float">
            <text:p>145.4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56.7 / 156.7</text:p>
          </table:table-cell>
          <table:table-cell table:style-name="ce7" office:value-type="string" calcext:value-type="string">
            <text:p>WB4BZA</text:p>
          </table:table-cell>
          <table:table-cell table:style-name="ce7" office:value-type="string" calcext:value-type="string">
            <text:p>Wedgefield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1.1" calcext:value-type="float">
            <text:p>91.1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5" calcext:value-type="float">
            <text:p>444.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K4BSA</text:p>
          </table:table-cell>
          <table:table-cell table:style-name="ce7" office:value-type="string" calcext:value-type="string">
            <text:p>Clayton, Rainey Mountain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1.23" calcext:value-type="float">
            <text:p>91.23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85" calcext:value-type="float">
            <text:p>444.8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I4GMA</text:p>
          </table:table-cell>
          <table:table-cell table:style-name="ce7" office:value-type="string" calcext:value-type="string">
            <text:p>Canto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12" calcext:value-type="float">
            <text:p>147.12</text:p>
          </table:table-cell>
          <table:table-cell table:style-name="ce7" office:value-type="string" calcext:value-type="string">
            <text:p>+0.6 MHz</text:p>
          </table:table-cell>
          <table:table-cell table:style-name="ce8"/>
          <table:table-cell table:style-name="ce7" office:value-type="string" calcext:value-type="string">
            <text:p>K4KNS</text:p>
          </table:table-cell>
          <table:table-cell table:style-name="ce7" office:value-type="string" calcext:value-type="string">
            <text:p>Wr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09" calcext:value-type="float">
            <text:p>92.09</text:p>
          </table:table-cell>
          <table:table-cell table:style-name="ce7" office:value-type="string" calcext:value-type="string">
            <text:p>S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19" calcext:value-type="float">
            <text:p>145.19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N2GE</text:p>
          </table:table-cell>
          <table:table-cell table:style-name="ce7" office:value-type="string" calcext:value-type="string">
            <text:p>Asheville, Mount Mitchell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</text:p>
          </table:table-cell>
          <table:table-cell table:style-name="ce7" office:value-type="float" office:value="92.21" calcext:value-type="float">
            <text:p>92.21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224.54" calcext:value-type="float">
            <text:p>224.54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N2GE</text:p>
          </table:table-cell>
          <table:table-cell table:style-name="ce7" office:value-type="string" calcext:value-type="string">
            <text:p>Asheville, Mount Mitchell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22" calcext:value-type="float">
            <text:p>92.22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12" calcext:value-type="float">
            <text:p>147.12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N4TS</text:p>
          </table:table-cell>
          <table:table-cell table:style-name="ce7" office:value-type="string" calcext:value-type="string">
            <text:p>Clayton, Black Rock State Park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39" calcext:value-type="float">
            <text:p>92.39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15" calcext:value-type="float">
            <text:p>443.1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7.3" calcext:value-type="float">
            <text:p>127.3</text:p>
          </table:table-cell>
          <table:table-cell table:style-name="ce7" office:value-type="string" calcext:value-type="string">
            <text:p>W4WCR</text:p>
          </table:table-cell>
          <table:table-cell table:style-name="ce7" office:value-type="string" calcext:value-type="string">
            <text:p>Clayton, Black Rock State Park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usion</text:p>
          </table:table-cell>
          <table:table-cell table:style-name="ce7" office:value-type="float" office:value="92.39" calcext:value-type="float">
            <text:p>92.39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85" calcext:value-type="float">
            <text:p>146.85</text:p>
          </table:table-cell>
          <table:table-cell table:style-name="ce7" office:value-type="string" calcext:value-type="string">
            <text:p>-0.6 MHz</text:p>
          </table:table-cell>
          <table:table-cell table:style-name="ce8"/>
          <table:table-cell table:style-name="ce7" office:value-type="string" calcext:value-type="string">
            <text:p>WA4PXV</text:p>
          </table:table-cell>
          <table:table-cell table:style-name="ce7" office:value-type="string" calcext:value-type="string">
            <text:p>Hickor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4" calcext:value-type="float">
            <text:p>92.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" calcext:value-type="float">
            <text:p>444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4JEQ</text:p>
          </table:table-cell>
          <table:table-cell table:style-name="ce7" office:value-type="string" calcext:value-type="string">
            <text:p>Hickor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4" calcext:value-type="float">
            <text:p>92.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375" calcext:value-type="float">
            <text:p>444.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7.2" calcext:value-type="float">
            <text:p>107.2</text:p>
          </table:table-cell>
          <table:table-cell table:style-name="ce7" office:value-type="string" calcext:value-type="string">
            <text:p>KC4FM</text:p>
          </table:table-cell>
          <table:table-cell table:style-name="ce7" office:value-type="string" calcext:value-type="string">
            <text:p>Hickor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4" calcext:value-type="float">
            <text:p>92.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8" calcext:value-type="float">
            <text:p>444.8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KF4LUC</text:p>
          </table:table-cell>
          <table:table-cell table:style-name="ce7" office:value-type="string" calcext:value-type="string">
            <text:p>Hickor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4" calcext:value-type="float">
            <text:p>92.4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1.875" calcext:value-type="float">
            <text:p>441.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00.0 / 100.0</text:p>
          </table:table-cell>
          <table:table-cell table:style-name="ce7" office:value-type="string" calcext:value-type="string">
            <text:p>KN4OSY</text:p>
          </table:table-cell>
          <table:table-cell table:style-name="ce7" office:value-type="string" calcext:value-type="string">
            <text:p>Hickor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 WIRES-X</text:p>
          </table:table-cell>
          <table:table-cell table:style-name="ce7" office:value-type="float" office:value="92.42" calcext:value-type="float">
            <text:p>92.42</text:p>
          </table:table-cell>
          <table:table-cell table:style-name="ce7" office:value-type="string" calcext:value-type="string">
            <text:p>N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03" calcext:value-type="float">
            <text:p>147.03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56.7" calcext:value-type="float">
            <text:p>156.7</text:p>
          </table:table-cell>
          <table:table-cell table:style-name="ce7" office:value-type="string" calcext:value-type="string">
            <text:p>KK4BQ</text:p>
          </table:table-cell>
          <table:table-cell table:style-name="ce7" office:value-type="string" calcext:value-type="string">
            <text:p>Barnwe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69" calcext:value-type="float">
            <text:p>92.69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0.6875" calcext:value-type="float">
            <text:p>440.6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Barnwe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2.69" calcext:value-type="float">
            <text:p>92.69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1.5" calcext:value-type="float">
            <text:p>91.5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Barnwell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2.69" calcext:value-type="float">
            <text:p>92.69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745" calcext:value-type="float">
            <text:p>146.74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D4QHB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3.18" calcext:value-type="float">
            <text:p>93.18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955" calcext:value-type="float">
            <text:p>146.95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CSQ</text:p>
          </table:table-cell>
          <table:table-cell table:style-name="ce7" office:value-type="string" calcext:value-type="string">
            <text:p>KD4AOZ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3.18" calcext:value-type="float">
            <text:p>93.18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375" calcext:value-type="float">
            <text:p>147.37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27.3 / 127.3</text:p>
          </table:table-cell>
          <table:table-cell table:style-name="ce7" office:value-type="string" calcext:value-type="string">
            <text:p>K4TQU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3.18" calcext:value-type="float">
            <text:p>93.18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2.95" calcext:value-type="float">
            <text:p>442.9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79.9" calcext:value-type="float">
            <text:p>179.9</text:p>
          </table:table-cell>
          <table:table-cell table:style-name="ce7" office:value-type="string" calcext:value-type="string">
            <text:p>N4ZRA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3.18" calcext:value-type="float">
            <text:p>93.18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23" calcext:value-type="float">
            <text:p>145.2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BRK</text:p>
          </table:table-cell>
          <table:table-cell table:style-name="ce7" office:value-type="string" calcext:value-type="string">
            <text:p>Waynesboro, Greens Cut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93.23" calcext:value-type="float">
            <text:p>93.23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2.8" calcext:value-type="float">
            <text:p>442.8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71.9 / 71.9</text:p>
          </table:table-cell>
          <table:table-cell table:style-name="ce7" office:value-type="string" calcext:value-type="string">
            <text:p>K4BRK</text:p>
          </table:table-cell>
          <table:table-cell table:style-name="ce7" office:value-type="string" calcext:value-type="string">
            <text:p>Waynesboro, Greens Cut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93.23" calcext:value-type="float">
            <text:p>93.23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09" calcext:value-type="float">
            <text:p>147.09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86.2 / 100.0</text:p>
          </table:table-cell>
          <table:table-cell table:style-name="ce7" office:value-type="string" calcext:value-type="string">
            <text:p>K4EGA</text:p>
          </table:table-cell>
          <table:table-cell table:style-name="ce7" office:value-type="string" calcext:value-type="string">
            <text:p>Greensboro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3.51" calcext:value-type="float">
            <text:p>93.51</text:p>
          </table:table-cell>
          <table:table-cell table:style-name="ce7" office:value-type="string" calcext:value-type="string">
            <text:p>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05" calcext:value-type="float">
            <text:p>444.0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047</text:p>
          </table:table-cell>
          <table:table-cell table:style-name="ce7" office:value-type="string" calcext:value-type="string">
            <text:p>KJ4VKD</text:p>
          </table:table-cell>
          <table:table-cell table:style-name="ce7" office:value-type="string" calcext:value-type="string">
            <text:p>Clyd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4.06" calcext:value-type="float">
            <text:p>94.06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5.33" calcext:value-type="float">
            <text:p>145.3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56.7" calcext:value-type="float">
            <text:p>156.7</text:p>
          </table:table-cell>
          <table:table-cell table:style-name="ce7" office:value-type="string" calcext:value-type="string">
            <text:p>WB4TGK</text:p>
          </table:table-cell>
          <table:table-cell table:style-name="ce7" office:value-type="string" calcext:value-type="string">
            <text:p>Bamberg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4.23" calcext:value-type="float">
            <text:p>94.23</text:p>
          </table:table-cell>
          <table:table-cell table:style-name="ce7" office:value-type="string" calcext:value-type="string">
            <text:p>S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6">
          <table:table-cell table:style-name="ce7" office:value-type="float" office:value="444.975" calcext:value-type="float">
            <text:p>444.9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4WCU</text:p>
          </table:table-cell>
          <table:table-cell table:style-name="ce7" office:value-type="string" calcext:value-type="string">
            <text:p>Cullowhee, Western Carolina Universit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EchoLink IRLP</text:p>
          </table:table-cell>
          <table:table-cell table:style-name="ce7" office:value-type="float" office:value="94.25" calcext:value-type="float">
            <text:p>94.25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5.39" calcext:value-type="float">
            <text:p>145.3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W4LSG</text:p>
          </table:table-cell>
          <table:table-cell table:style-name="ce7" office:value-type="string" calcext:value-type="string">
            <text:p>Clarkesville, Ivy Mountain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4.45" calcext:value-type="float">
            <text:p>94.45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927.6625" calcext:value-type="float">
            <text:p>927.6625</text:p>
          </table:table-cell>
          <table:table-cell table:style-name="ce7" office:value-type="string" calcext:value-type="string">
            <text:p>-2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4DTR</text:p>
          </table:table-cell>
          <table:table-cell table:style-name="ce7" office:value-type="string" calcext:value-type="string">
            <text:p>Waynes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4.56" calcext:value-type="float">
            <text:p>94.56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64" calcext:value-type="float">
            <text:p>146.64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56.7" calcext:value-type="float">
            <text:p>156.7</text:p>
          </table:table-cell>
          <table:table-cell table:style-name="ce7" office:value-type="string" calcext:value-type="string">
            <text:p>W4GL</text:p>
          </table:table-cell>
          <table:table-cell table:style-name="ce7" office:value-type="string" calcext:value-type="string">
            <text:p>Sum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5.47" calcext:value-type="float">
            <text:p>95.4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FF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12" calcext:value-type="float">
            <text:p>224.12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4GL</text:p>
          </table:table-cell>
          <table:table-cell table:style-name="ce7" office:value-type="string" calcext:value-type="string">
            <text:p>Sum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5.47" calcext:value-type="float">
            <text:p>95.4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66" calcext:value-type="float">
            <text:p>224.66</text:p>
          </table:table-cell>
          <table:table-cell table:style-name="ce7" office:value-type="string" calcext:value-type="string">
            <text:p>-1.6 MHz</text:p>
          </table:table-cell>
          <table:table-cell table:style-name="ce8"/>
          <table:table-cell table:style-name="ce7" office:value-type="string" calcext:value-type="string">
            <text:p>W4VFR</text:p>
          </table:table-cell>
          <table:table-cell table:style-name="ce7" office:value-type="string" calcext:value-type="string">
            <text:p>Sum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5.47" calcext:value-type="float">
            <text:p>95.4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1.8375" calcext:value-type="float">
            <text:p>441.8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R4SC</text:p>
          </table:table-cell>
          <table:table-cell table:style-name="ce7" office:value-type="string" calcext:value-type="string">
            <text:p>Sum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5.47" calcext:value-type="float">
            <text:p>95.4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15" calcext:value-type="float">
            <text:p>444.1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W4GL</text:p>
          </table:table-cell>
          <table:table-cell table:style-name="ce7" office:value-type="string" calcext:value-type="string">
            <text:p>Sum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5.47" calcext:value-type="float">
            <text:p>95.47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53.19" calcext:value-type="float">
            <text:p>53.19</text:p>
          </table:table-cell>
          <table:table-cell table:style-name="ce7" office:value-type="string" calcext:value-type="string">
            <text:p>-1.0 MHz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KG4LGY</text:p>
          </table:table-cell>
          <table:table-cell table:style-name="ce7" office:value-type="string" calcext:value-type="string">
            <text:p>Alexander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5.48" calcext:value-type="float">
            <text:p>95.48</text:p>
          </table:table-cell>
          <table:table-cell table:style-name="ce7" office:value-type="string" calcext:value-type="string">
            <text:p>N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18" calcext:value-type="float">
            <text:p>147.18</text:p>
          </table:table-cell>
          <table:table-cell table:style-name="ce7" office:value-type="string" calcext:value-type="string">
            <text:p>+0.6 MHz</text:p>
          </table:table-cell>
          <table:table-cell table:style-name="ce8"/>
          <table:table-cell table:style-name="ce7" office:value-type="string" calcext:value-type="string">
            <text:p>WD4NHW</text:p>
          </table:table-cell>
          <table:table-cell table:style-name="ce7" office:value-type="string" calcext:value-type="string">
            <text:p>Baldwin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5.56" calcext:value-type="float">
            <text:p>95.56</text:p>
          </table:table-cell>
          <table:table-cell table:style-name="ce7" office:value-type="string" calcext:value-type="string">
            <text:p>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39" calcext:value-type="float">
            <text:p>147.39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CC1 94.8 / CSQ</text:p>
          </table:table-cell>
          <table:table-cell table:style-name="ce7" office:value-type="string" calcext:value-type="string">
            <text:p>N4DTR</text:p>
          </table:table-cell>
          <table:table-cell table:style-name="ce7" office:value-type="string" calcext:value-type="string">
            <text:p>Waynesville, Chamber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DMR</text:p>
          </table:table-cell>
          <table:table-cell table:style-name="ce7" office:value-type="float" office:value="95.82" calcext:value-type="float">
            <text:p>95.82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4.45" calcext:value-type="float">
            <text:p>444.4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4DTR</text:p>
          </table:table-cell>
          <table:table-cell table:style-name="ce7" office:value-type="string" calcext:value-type="string">
            <text:p>Waynesville, Chambers Mt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5.82" calcext:value-type="float">
            <text:p>95.82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5.33" calcext:value-type="float">
            <text:p>145.33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123.0 / 123.0</text:p>
          </table:table-cell>
          <table:table-cell table:style-name="ce7" office:value-type="string" calcext:value-type="string">
            <text:p>KD4QHB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6.87" calcext:value-type="float">
            <text:p>96.87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7.045" calcext:value-type="float">
            <text:p>147.04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23.0 / CSQ</text:p>
          </table:table-cell>
          <table:table-cell table:style-name="ce7" office:value-type="string" calcext:value-type="string">
            <text:p>KD4AOZ</text:p>
          </table:table-cell>
          <table:table-cell table:style-name="ce7" office:value-type="string" calcext:value-type="string">
            <text:p>Watkinsville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2" calcext:value-type="float">
            <text:p>97.2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224.42" calcext:value-type="float">
            <text:p>224.42</text:p>
          </table:table-cell>
          <table:table-cell table:style-name="ce7" office:value-type="string" calcext:value-type="string">
            <text:p>-1.6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D4AOZ</text:p>
          </table:table-cell>
          <table:table-cell table:style-name="ce7" office:value-type="string" calcext:value-type="string">
            <text:p>Watkinsville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2" calcext:value-type="float">
            <text:p>97.2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725" calcext:value-type="float">
            <text:p>444.7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KD4AOZ</text:p>
          </table:table-cell>
          <table:table-cell table:style-name="ce7" office:value-type="string" calcext:value-type="string">
            <text:p>Watkinsville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2" calcext:value-type="float">
            <text:p>97.2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825" calcext:value-type="float">
            <text:p>443.8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WG8E</text:p>
          </table:table-cell>
          <table:table-cell table:style-name="ce7" office:value-type="string" calcext:value-type="string">
            <text:p>Mooresvill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27" calcext:value-type="float">
            <text:p>97.27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4.98" calcext:value-type="float">
            <text:p>144.98</text:p>
          </table:table-cell>
          <table:table-cell table:style-name="ce7" office:value-type="string" calcext:value-type="string">
            <text:p>+2.5 MHz</text:p>
          </table:table-cell>
          <table:table-cell table:style-name="ce8"/>
          <table:table-cell table:style-name="ce7" office:value-type="string" calcext:value-type="string">
            <text:p>KJ4PXY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97.64" calcext:value-type="float">
            <text:p>97.64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440.6375" calcext:value-type="float">
            <text:p>440.637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KJ4PXY</text:p>
          </table:table-cell>
          <table:table-cell table:style-name="ce7" office:value-type="string" calcext:value-type="string">
            <text:p>Athens</text:p>
          </table:table-cell>
          <table:table-cell table:style-name="ce7" office:value-type="string" calcext:value-type="string">
            <text:p>GA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STAR</text:p>
          </table:table-cell>
          <table:table-cell table:style-name="ce7" office:value-type="float" office:value="97.64" calcext:value-type="float">
            <text:p>97.64</text:p>
          </table:table-cell>
          <table:table-cell table:style-name="ce7" office:value-type="string" calcext:value-type="string">
            <text:p>WS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146.655" calcext:value-type="float">
            <text:p>146.655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string" calcext:value-type="string">
            <text:p>CSQ / CSQ</text:p>
          </table:table-cell>
          <table:table-cell table:style-name="ce7" office:value-type="string" calcext:value-type="string">
            <text:p>K4CEB</text:p>
          </table:table-cell>
          <table:table-cell table:style-name="ce7" office:value-type="string" calcext:value-type="string">
            <text:p>Concor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96" calcext:value-type="float">
            <text:p>97.9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21" calcext:value-type="float">
            <text:p>147.21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KD4ADL</text:p>
          </table:table-cell>
          <table:table-cell table:style-name="ce7" office:value-type="string" calcext:value-type="string">
            <text:p>Concor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96" calcext:value-type="float">
            <text:p>97.9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442.525" calcext:value-type="float">
            <text:p>442.52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94.8" calcext:value-type="float">
            <text:p>94.8</text:p>
          </table:table-cell>
          <table:table-cell table:style-name="ce7" office:value-type="string" calcext:value-type="string">
            <text:p>N2QJI</text:p>
          </table:table-cell>
          <table:table-cell table:style-name="ce7" office:value-type="string" calcext:value-type="string">
            <text:p>Concor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96" calcext:value-type="float">
            <text:p>97.9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25" calcext:value-type="float">
            <text:p>444.25</text:p>
          </table:table-cell>
          <table:table-cell table:style-name="ce7" office:value-type="string" calcext:value-type="string">
            <text:p>+5 MHz</text:p>
          </table:table-cell>
          <table:table-cell table:style-name="ce8"/>
          <table:table-cell table:style-name="ce7" office:value-type="string" calcext:value-type="string">
            <text:p>W4ZO</text:p>
          </table:table-cell>
          <table:table-cell table:style-name="ce7" office:value-type="string" calcext:value-type="string">
            <text:p>Concor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96" calcext:value-type="float">
            <text:p>97.9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775" calcext:value-type="float">
            <text:p>444.7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10.9 / 110.9</text:p>
          </table:table-cell>
          <table:table-cell table:style-name="ce7" office:value-type="string" calcext:value-type="string">
            <text:p>KD4ADL</text:p>
          </table:table-cell>
          <table:table-cell table:style-name="ce7" office:value-type="string" calcext:value-type="string">
            <text:p>Concor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7.96" calcext:value-type="float">
            <text:p>97.96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6">
          <table:table-cell table:style-name="ce7" office:value-type="float" office:value="443.35" calcext:value-type="float">
            <text:p>443.3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36.5" calcext:value-type="float">
            <text:p>136.5</text:p>
          </table:table-cell>
          <table:table-cell table:style-name="ce7" office:value-type="string" calcext:value-type="string">
            <text:p>K4WC</text:p>
          </table:table-cell>
          <table:table-cell table:style-name="ce7" office:value-type="string" calcext:value-type="string">
            <text:p>Concord, Cabarrus Sheriff's Offic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Fusion</text:p>
          </table:table-cell>
          <table:table-cell table:style-name="ce7" office:value-type="float" office:value="98.02" calcext:value-type="float">
            <text:p>98.02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443.3875" calcext:value-type="float">
            <text:p>443.3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KC4TVO</text:p>
          </table:table-cell>
          <table:table-cell table:style-name="ce7" office:value-type="string" calcext:value-type="string">
            <text:p>Spruce Pine, Woody's Knob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8.33" calcext:value-type="float">
            <text:p>98.33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4.875" calcext:value-type="float">
            <text:p>444.8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131.8 / 131.8</text:p>
          </table:table-cell>
          <table:table-cell table:style-name="ce7" office:value-type="string" calcext:value-type="string">
            <text:p>K4RCC</text:p>
          </table:table-cell>
          <table:table-cell table:style-name="ce7" office:value-type="string" calcext:value-type="string">
            <text:p>Waynesville, Sylva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IRLP</text:p>
          </table:table-cell>
          <table:table-cell table:style-name="ce7" office:value-type="float" office:value="98.36" calcext:value-type="float">
            <text:p>98.36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145.49" calcext:value-type="float">
            <text:p>145.49</text:p>
          </table:table-cell>
          <table:table-cell table:style-name="ce7" office:value-type="string" calcext:value-type="string">
            <text:p>-0.6 MHz</text:p>
          </table:table-cell>
          <table:table-cell table:style-name="ce7" office:value-type="float" office:value="167.9" calcext:value-type="float">
            <text:p>167.9</text:p>
          </table:table-cell>
          <table:table-cell table:style-name="ce7" office:value-type="string" calcext:value-type="string">
            <text:p>KF4RC</text:p>
          </table:table-cell>
          <table:table-cell table:style-name="ce7" office:value-type="string" calcext:value-type="string">
            <text:p>Franklin, Cowee Bal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8.66" calcext:value-type="float">
            <text:p>98.66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3">
          <table:table-cell table:style-name="ce7" office:value-type="float" office:value="147.24" calcext:value-type="float">
            <text:p>147.24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51.4" calcext:value-type="float">
            <text:p>151.4</text:p>
          </table:table-cell>
          <table:table-cell table:style-name="ce7" office:value-type="string" calcext:value-type="string">
            <text:p>W4GHZ</text:p>
          </table:table-cell>
          <table:table-cell table:style-name="ce7" office:value-type="string" calcext:value-type="string">
            <text:p>Franklin, Wine Springs Bal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8.66" calcext:value-type="float">
            <text:p>98.66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2" calcext:value-type="float">
            <text:p>444.2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3WDD</text:p>
          </table:table-cell>
          <table:table-cell table:style-name="ce7" office:value-type="string" calcext:value-type="string">
            <text:p>Frankl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8.66" calcext:value-type="float">
            <text:p>98.66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2">
          <table:table-cell table:style-name="ce7" office:value-type="float" office:value="444.375" calcext:value-type="float">
            <text:p>444.3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N4DTR</text:p>
          </table:table-cell>
          <table:table-cell table:style-name="ce7" office:value-type="string" calcext:value-type="string">
            <text:p>Franklin, Cowee Bald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8.66" calcext:value-type="float">
            <text:p>98.66</text:p>
          </table:table-cell>
          <table:table-cell table:style-name="ce7" office:value-type="string" calcext:value-type="string">
            <text:p>W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443.3" calcext:value-type="float">
            <text:p>443.3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D315 / D315</text:p>
          </table:table-cell>
          <table:table-cell table:style-name="ce7" office:value-type="string" calcext:value-type="string">
            <text:p>W4FTK</text:p>
          </table:table-cell>
          <table:table-cell table:style-name="ce7" office:value-type="string" calcext:value-type="string">
            <text:p>Sumter</text:p>
          </table:table-cell>
          <table:table-cell table:style-name="ce7" office:value-type="string" calcext:value-type="string">
            <text:p>S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 AllStar EchoLink</text:p>
          </table:table-cell>
          <table:table-cell table:style-name="ce7" office:value-type="float" office:value="98.83" calcext:value-type="float">
            <text:p>98.83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2">
          <table:table-cell table:style-name="ce7" office:value-type="float" office:value="147.345" calcext:value-type="float">
            <text:p>147.345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string" calcext:value-type="string">
            <text:p>151.4 / 151.4</text:p>
          </table:table-cell>
          <table:table-cell table:style-name="ce7" office:value-type="string" calcext:value-type="string">
            <text:p>KF4DTL</text:p>
          </table:table-cell>
          <table:table-cell table:style-name="ce7" office:value-type="string" calcext:value-type="string">
            <text:p>Sylva, Kings Mountain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8.84" calcext:value-type="float">
            <text:p>98.84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ON-AIR</text:p>
          </table:table-cell>
          <table:table-cell table:number-columns-repeated="1013"/>
        </table:table-row>
        <table:table-row table:style-name="ro1">
          <table:table-cell table:style-name="ce7" office:value-type="float" office:value="444.7" calcext:value-type="float">
            <text:p>444.7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float" office:value="131.8" calcext:value-type="float">
            <text:p>131.8</text:p>
          </table:table-cell>
          <table:table-cell table:style-name="ce7" office:value-type="string" calcext:value-type="string">
            <text:p>K4RCC</text:p>
          </table:table-cell>
          <table:table-cell table:style-name="ce7" office:value-type="string" calcext:value-type="string">
            <text:p>Sylva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8.84" calcext:value-type="float">
            <text:p>98.84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6">
          <table:table-cell table:style-name="ce7" office:value-type="float" office:value="442.975" calcext:value-type="float">
            <text:p>442.975</text:p>
          </table:table-cell>
          <table:table-cell table:style-name="ce7" office:value-type="string" calcext:value-type="string">
            <text:p>+5 MHz</text:p>
          </table:table-cell>
          <table:table-cell table:style-name="ce7" office:value-type="string" calcext:value-type="string">
            <text:p>CC1</text:p>
          </table:table-cell>
          <table:table-cell table:style-name="ce7" office:value-type="string" calcext:value-type="string">
            <text:p>W3WDD</text:p>
          </table:table-cell>
          <table:table-cell table:style-name="ce7" office:value-type="string" calcext:value-type="string">
            <text:p>Sylva, Jackson County Library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DMR</text:p>
          </table:table-cell>
          <table:table-cell table:style-name="ce7" office:value-type="float" office:value="98.92" calcext:value-type="float">
            <text:p>98.92</text:p>
          </table:table-cell>
          <table:table-cell table:style-name="ce7" office:value-type="string" calcext:value-type="string">
            <text:p>NW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>
          <table:table-cell table:style-name="ce7" office:value-type="float" office:value="147.3" calcext:value-type="float">
            <text:p>147.3</text:p>
          </table:table-cell>
          <table:table-cell table:style-name="ce7" office:value-type="string" calcext:value-type="string">
            <text:p>+0.6 MHz</text:p>
          </table:table-cell>
          <table:table-cell table:style-name="ce7" office:value-type="float" office:value="136.5" calcext:value-type="float">
            <text:p>136.5</text:p>
          </table:table-cell>
          <table:table-cell table:style-name="ce7" office:value-type="string" calcext:value-type="string">
            <text:p>N4JEX</text:p>
          </table:table-cell>
          <table:table-cell table:style-name="ce7" office:value-type="string" calcext:value-type="string">
            <text:p>Kannapolis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string" calcext:value-type="string">
            <text:p>FM</text:p>
          </table:table-cell>
          <table:table-cell table:style-name="ce7" office:value-type="float" office:value="99.91" calcext:value-type="float">
            <text:p>99.91</text:p>
          </table:table-cell>
          <table:table-cell table:style-name="ce7" office:value-type="string" calcext:value-type="string">
            <text:p>NE</text:p>
          </table:table-cell>
          <table:table-cell office:value-type="string" calcext:value-type="string">
            <text:p>Unknown status</text:p>
          </table:table-cell>
          <table:table-cell table:number-columns-repeated="1013"/>
        </table:table-row>
        <table:table-row table:style-name="ro1" table:number-rows-repeated="608">
          <table:table-cell table:style-name="ce8" table:number-columns-repeated="10"/>
          <table:table-cell table:number-columns-repeated="101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6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4:57:28.200121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9T14:59:09.168928307</dc:date>
    <meta:editing-duration>PT11M50S</meta:editing-duration>
    <meta:editing-cycles>2</meta:editing-cycles>
    <meta:document-statistic meta:table-count="1" meta:cell-count="4228" meta:object-count="0"/>
  </office:meta>
</office:document-meta>
</file>